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284724" table:style-name="ce9">
            <text:p>13.284.724</text:p>
          </table:table-cell>
          <table:table-cell office:value-type="percentage" office:value="0.96502827587960327" table:style-name="ce10">
            <text:p>96,5%</text:p>
          </table:table-cell>
          <table:table-cell office:value-type="float" office:value="6858720" table:style-name="ce8">
            <text:p>6.858.720</text:p>
          </table:table-cell>
          <table:table-cell office:value-type="float" office:value="6756131" table:style-name="ce8">
            <text:p>6.756.131</text:p>
          </table:table-cell>
          <table:table-cell office:value-type="float" office:value="423738" table:style-name="ce8">
            <text:p>423.738</text:p>
          </table:table-cell>
          <table:table-cell office:value-type="date" office:date-value="2021-11-09T00:00:00" table:style-name="ce11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7720" table:style-name="ce7">
            <text:p>267.7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2962" table:style-name="ce14">
            <text:p>2.112.962</text:p>
          </table:table-cell>
          <table:table-cell office:value-type="float" office:value="2048384" table:style-name="ce14">
            <text:p>2.048.384</text:p>
          </table:table-cell>
          <table:table-cell office:value-type="percentage" office:value="0.96943721657086124" table:style-name="ce15">
            <text:p>96,9%</text:p>
          </table:table-cell>
          <table:table-cell office:value-type="float" office:value="1068227" table:style-name="ce13">
            <text:p>1.068.227</text:p>
          </table:table-cell>
          <table:table-cell office:value-type="float" office:value="1049729" table:style-name="ce13">
            <text:p>1.049.729</text:p>
          </table:table-cell>
          <table:table-cell office:value-type="float" office:value="58251" table:style-name="ce13">
            <text:p>58.251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32426" table:style-name="ce14">
            <text:p>1.732.426</text:p>
          </table:table-cell>
          <table:table-cell office:value-type="percentage" office:value="1.0150229818049725" table:style-name="ce15">
            <text:p>101,5%</text:p>
          </table:table-cell>
          <table:table-cell office:value-type="float" office:value="874103" table:style-name="ce13">
            <text:p>874.103</text:p>
          </table:table-cell>
          <table:table-cell office:value-type="float" office:value="866153" table:style-name="ce13">
            <text:p>866.153</text:p>
          </table:table-cell>
          <table:table-cell office:value-type="float" office:value="66836" table:style-name="ce13">
            <text:p>66.836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30352" table:style-name="ce14">
            <text:p>1.630.352</text:p>
          </table:table-cell>
          <table:table-cell office:value-type="percentage" office:value="0.84123319831789689" table:style-name="ce15">
            <text:p>84,1%</text:p>
          </table:table-cell>
          <table:table-cell office:value-type="float" office:value="860419" table:style-name="ce13">
            <text:p>860.419</text:p>
          </table:table-cell>
          <table:table-cell office:value-type="float" office:value="844140" table:style-name="ce13">
            <text:p>844.140</text:p>
          </table:table-cell>
          <table:table-cell office:value-type="float" office:value="21624" table:style-name="ce13">
            <text:p>21.624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198637" table:style-name="ce14">
            <text:p>3.198.637</text:p>
          </table:table-cell>
          <table:table-cell office:value-type="percentage" office:value="0.89665489305637314" table:style-name="ce15">
            <text:p>89,7%</text:p>
          </table:table-cell>
          <table:table-cell office:value-type="float" office:value="1682688" table:style-name="ce13">
            <text:p>1.682.688</text:p>
          </table:table-cell>
          <table:table-cell office:value-type="float" office:value="1643853" table:style-name="ce13">
            <text:p>1.643.853</text:p>
          </table:table-cell>
          <table:table-cell office:value-type="float" office:value="45443" table:style-name="ce13">
            <text:p>45.443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45851" table:style-name="ce14">
            <text:p>945.851</text:p>
          </table:table-cell>
          <table:table-cell office:value-type="percentage" office:value="0.93695461592182228" table:style-name="ce15">
            <text:p>93,7%</text:p>
          </table:table-cell>
          <table:table-cell office:value-type="float" office:value="483251" table:style-name="ce13">
            <text:p>483.251</text:p>
          </table:table-cell>
          <table:table-cell office:value-type="float" office:value="477824" table:style-name="ce13">
            <text:p>477.824</text:p>
          </table:table-cell>
          <table:table-cell office:value-type="float" office:value="29580" table:style-name="ce13">
            <text:p>29.580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02267" table:style-name="ce14">
            <text:p>3.802.267</text:p>
          </table:table-cell>
          <table:table-cell office:value-type="percentage" office:value="0.89244409706819139" table:style-name="ce15">
            <text:p>89,2%</text:p>
          </table:table-cell>
          <table:table-cell office:value-type="float" office:value="2004599" table:style-name="ce13">
            <text:p>2.004.599</text:p>
          </table:table-cell>
          <table:table-cell office:value-type="float" office:value="1965877" table:style-name="ce13">
            <text:p>1.965.877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105605" table:style-name="ce14">
            <text:p>3.105.605</text:p>
          </table:table-cell>
          <table:table-cell office:value-type="percentage" office:value="0.9500807640771175" table:style-name="ce15">
            <text:p>95,0%</text:p>
          </table:table-cell>
          <table:table-cell office:value-type="float" office:value="1621630" table:style-name="ce13">
            <text:p>1.621.630</text:p>
          </table:table-cell>
          <table:table-cell office:value-type="float" office:value="1564820" table:style-name="ce13">
            <text:p>1.564.820</text:p>
          </table:table-cell>
          <table:table-cell office:value-type="float" office:value="92901" table:style-name="ce13">
            <text:p>92.901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387347" table:style-name="ce14">
            <text:p>11.387.347</text:p>
          </table:table-cell>
          <table:table-cell office:value-type="percentage" office:value="0.95987131861749697" table:style-name="ce15">
            <text:p>96,0%</text:p>
          </table:table-cell>
          <table:table-cell office:value-type="float" office:value="5992927" table:style-name="ce13">
            <text:p>5.992.927</text:p>
          </table:table-cell>
          <table:table-cell office:value-type="float" office:value="5868723" table:style-name="ce13">
            <text:p>5.868.723</text:p>
          </table:table-cell>
          <table:table-cell office:value-type="float" office:value="251052" table:style-name="ce13">
            <text:p>251.052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885120" table:style-name="ce14">
            <text:p>7.885.120</text:p>
          </table:table-cell>
          <table:table-cell office:value-type="percentage" office:value="0.97485083834659902" table:style-name="ce15">
            <text:p>97,5%</text:p>
          </table:table-cell>
          <table:table-cell office:value-type="float" office:value="4081379" table:style-name="ce13">
            <text:p>4.081.379</text:p>
          </table:table-cell>
          <table:table-cell office:value-type="float" office:value="4017182" table:style-name="ce13">
            <text:p>4.017.182</text:p>
          </table:table-cell>
          <table:table-cell office:value-type="float" office:value="246293" table:style-name="ce13">
            <text:p>246.293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789918" table:style-name="ce14">
            <text:p>1.789.918</text:p>
          </table:table-cell>
          <table:table-cell office:value-type="percentage" office:value="0.97612102273811763" table:style-name="ce15">
            <text:p>97,6%</text:p>
          </table:table-cell>
          <table:table-cell office:value-type="float" office:value="898966" table:style-name="ce13">
            <text:p>898.966</text:p>
          </table:table-cell>
          <table:table-cell office:value-type="float" office:value="885140" table:style-name="ce13">
            <text:p>885.140</text:p>
          </table:table-cell>
          <table:table-cell office:value-type="float" office:value="97034" table:style-name="ce13">
            <text:p>97.034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356269" table:style-name="ce7">
            <text:p>3.356.26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579769" table:style-name="ce14">
            <text:p>4.579.769</text:p>
          </table:table-cell>
          <table:table-cell office:value-type="float" office:value="4537128" table:style-name="ce14">
            <text:p>4.537.128</text:p>
          </table:table-cell>
          <table:table-cell office:value-type="percentage" office:value="0.99068926838886417" table:style-name="ce15">
            <text:p>99,1%</text:p>
          </table:table-cell>
          <table:table-cell office:value-type="float" office:value="2311428" table:style-name="ce13">
            <text:p>2.311.428</text:p>
          </table:table-cell>
          <table:table-cell office:value-type="float" office:value="2291062" table:style-name="ce13">
            <text:p>2.291.062</text:p>
          </table:table-cell>
          <table:table-cell office:value-type="float" office:value="145918" table:style-name="ce13">
            <text:p>145.918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494384" table:style-name="ce14">
            <text:p>494.384</text:p>
          </table:table-cell>
          <table:table-cell office:value-type="percentage" office:value="0.88704997891752713" table:style-name="ce15">
            <text:p>88,7%</text:p>
          </table:table-cell>
          <table:table-cell office:value-type="float" office:value="260848" table:style-name="ce13">
            <text:p>260.848</text:p>
          </table:table-cell>
          <table:table-cell office:value-type="float" office:value="255811" table:style-name="ce13">
            <text:p>255.811</text:p>
          </table:table-cell>
          <table:table-cell office:value-type="float" office:value="13504" table:style-name="ce13">
            <text:p>13.504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125051" table:style-name="ce14">
            <text:p>10.125.051</text:p>
          </table:table-cell>
          <table:table-cell office:value-type="percentage" office:value="0.93474074576703059" table:style-name="ce15">
            <text:p>93,5%</text:p>
          </table:table-cell>
          <table:table-cell office:value-type="float" office:value="5360321" table:style-name="ce13">
            <text:p>5.360.321</text:p>
          </table:table-cell>
          <table:table-cell office:value-type="float" office:value="5250878" table:style-name="ce13">
            <text:p>5.250.878</text:p>
          </table:table-cell>
          <table:table-cell office:value-type="float" office:value="241805" table:style-name="ce13">
            <text:p>241.805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81119" table:style-name="ce14">
            <text:p>2.281.119</text:p>
          </table:table-cell>
          <table:table-cell office:value-type="percentage" office:value="0.94763322151484619" table:style-name="ce15">
            <text:p>94,8%</text:p>
          </table:table-cell>
          <table:table-cell office:value-type="float" office:value="1194370" table:style-name="ce13">
            <text:p>1.194.370</text:p>
          </table:table-cell>
          <table:table-cell office:value-type="float" office:value="1164355" table:style-name="ce13">
            <text:p>1.164.355</text:p>
          </table:table-cell>
          <table:table-cell office:value-type="float" office:value="49527" table:style-name="ce13">
            <text:p>49.527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23050" table:style-name="ce14">
            <text:p>1.023.050</text:p>
          </table:table-cell>
          <table:table-cell office:value-type="percentage" office:value="0.97789566755084001" table:style-name="ce15">
            <text:p>97,8%</text:p>
          </table:table-cell>
          <table:table-cell office:value-type="float" office:value="528517" table:style-name="ce13">
            <text:p>528.517</text:p>
          </table:table-cell>
          <table:table-cell office:value-type="float" office:value="522371" table:style-name="ce13">
            <text:p>522.371</text:p>
          </table:table-cell>
          <table:table-cell office:value-type="float" office:value="41453" table:style-name="ce13">
            <text:p>41.453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74065" table:style-name="ce14">
            <text:p>3.474.065</text:p>
          </table:table-cell>
          <table:table-cell office:value-type="percentage" office:value="0.93410690134520713" table:style-name="ce15">
            <text:p>93,4%</text:p>
          </table:table-cell>
          <table:table-cell office:value-type="float" office:value="1816019" table:style-name="ce13">
            <text:p>1.816.019</text:p>
          </table:table-cell>
          <table:table-cell office:value-type="float" office:value="1785348" table:style-name="ce13">
            <text:p>1.785.348</text:p>
          </table:table-cell>
          <table:table-cell office:value-type="float" office:value="111135" table:style-name="ce13">
            <text:p>111.135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8848" table:style-name="ce14">
            <text:p>118.848</text:p>
          </table:table-cell>
          <table:table-cell office:value-type="percentage" office:value="0.8488233403563904" table:style-name="ce15">
            <text:p>84,9%</text:p>
          </table:table-cell>
          <table:table-cell office:value-type="float" office:value="62934" table:style-name="ce13">
            <text:p>62.934</text:p>
          </table:table-cell>
          <table:table-cell office:value-type="float" office:value="60344" table:style-name="ce13">
            <text:p>60.344</text:p>
          </table:table-cell>
          <table:table-cell office:value-type="float" office:value="3772" table:style-name="ce13">
            <text:p>3.772</text:p>
          </table:table-cell>
          <table:table-cell office:value-type="date" office:date-value="2021-11-09T00:00:00" table:style-name="ce16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014" table:style-name="ce14">
            <text:p>105.014</text:p>
          </table:table-cell>
          <table:table-cell office:value-type="percentage" office:value="0.74425230333097092" table:style-name="ce15">
            <text:p>74,4%</text:p>
          </table:table-cell>
          <table:table-cell office:value-type="float" office:value="58018" table:style-name="ce13">
            <text:p>58.018</text:p>
          </table:table-cell>
          <table:table-cell office:value-type="float" office:value="55417" table:style-name="ce13">
            <text:p>55.417</text:p>
          </table:table-cell>
          <table:table-cell office:value-type="float" office:value="2025" table:style-name="ce13">
            <text:p>2.025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203" table:style-name="ce14">
            <text:p>173.203</text:p>
          </table:table-cell>
          <table:table-cell office:value-type="percentage" office:value="0.81607911872520478" table:style-name="ce15">
            <text:p>81,6%</text:p>
          </table:table-cell>
          <table:table-cell office:value-type="float" office:value="92899" table:style-name="ce13">
            <text:p>92.899</text:p>
          </table:table-cell>
          <table:table-cell office:value-type="float" office:value="86902" table:style-name="ce13">
            <text:p>86.902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292" table:style-name="ce14">
            <text:p>7.292</text:p>
          </table:table-cell>
          <table:table-cell office:value-type="percentage" office:value="0.78832432432432431" table:style-name="ce15">
            <text:p>78,8%</text:p>
          </table:table-cell>
          <table:table-cell office:value-type="float" office:value="5515" table:style-name="ce13">
            <text:p>5.515</text:p>
          </table:table-cell>
          <table:table-cell office:value-type="float" office:value="5317" table:style-name="ce13">
            <text:p>5.317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026009" table:style-name="ce19">
            <text:p>55.026.009</text:p>
          </table:table-cell>
          <table:table-cell office:value-type="float" office:value="10764810" table:style-name="ce20">
            <text:p>10.764.810</text:p>
          </table:table-cell>
          <table:table-cell office:value-type="float" office:value="9109450" table:style-name="ce21">
            <text:p>9.109.45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7059809" table:style-name="ce23">
            <text:p>77.059.809</text:p>
          </table:table-cell>
          <table:table-cell office:value-type="float" office:value="73149785" table:style-name="ce23">
            <text:p>73.149.785</text:p>
          </table:table-cell>
          <table:table-cell office:value-type="percentage" office:value="0.94925987942690071" table:style-name="ce24">
            <text:p>94,9%</text:p>
          </table:table-cell>
          <table:table-cell office:value-type="float" office:value="38117778" table:style-name="ce23">
            <text:p>38.117.778</text:p>
          </table:table-cell>
          <table:table-cell office:value-type="float" office:value="37417377" table:style-name="ce23">
            <text:p>37.417.377</text:p>
          </table:table-cell>
          <table:table-cell office:value-type="float" office:value="2004741" table:style-name="ce23">
            <text:p>2.004.741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58720" table:style-name="ce31">
            <text:p>6.858.720</text:p>
          </table:table-cell>
          <table:table-cell office:value-type="percentage" office:value="0.92038956115660608" table:style-name="ce32">
            <text:p>92,0%</text:p>
          </table:table-cell>
          <table:table-cell office:value-type="float" office:value="6756131" table:style-name="ce31">
            <text:p>6.756.131</text:p>
          </table:table-cell>
          <table:table-cell office:value-type="percentage" office:value="0.90662287514383766" table:style-name="ce32">
            <text:p>90,7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8227" table:style-name="ce31">
            <text:p>1.068.227</text:p>
          </table:table-cell>
          <table:table-cell office:value-type="percentage" office:value="0.90135545853886567" table:style-name="ce32">
            <text:p>90,1%</text:p>
          </table:table-cell>
          <table:table-cell office:value-type="float" office:value="1049729" table:style-name="ce31">
            <text:p>1.049.729</text:p>
          </table:table-cell>
          <table:table-cell office:value-type="percentage" office:value="0.88574709695274967" table:style-name="ce32">
            <text:p>88,6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103" table:style-name="ce31">
            <text:p>874.103</text:p>
          </table:table-cell>
          <table:table-cell office:value-type="percentage" office:value="0.9359436015877044" table:style-name="ce32">
            <text:p>93,6%</text:p>
          </table:table-cell>
          <table:table-cell office:value-type="float" office:value="866153" table:style-name="ce31">
            <text:p>866.153</text:p>
          </table:table-cell>
          <table:table-cell office:value-type="percentage" office:value="0.92743115896638606" table:style-name="ce32">
            <text:p>92,7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0419" table:style-name="ce31">
            <text:p>860.419</text:p>
          </table:table-cell>
          <table:table-cell office:value-type="percentage" office:value="0.83142954601895702" table:style-name="ce32">
            <text:p>83,1%</text:p>
          </table:table-cell>
          <table:table-cell office:value-type="float" office:value="844140" table:style-name="ce31">
            <text:p>844.140</text:p>
          </table:table-cell>
          <table:table-cell office:value-type="percentage" office:value="0.81569902219319002" table:style-name="ce32">
            <text:p>81,6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2688" table:style-name="ce31">
            <text:p>1.682.688</text:p>
          </table:table-cell>
          <table:table-cell office:value-type="percentage" office:value="0.85817539400257248" table:style-name="ce32">
            <text:p>85,8%</text:p>
          </table:table-cell>
          <table:table-cell office:value-type="float" office:value="1643853" table:style-name="ce31">
            <text:p>1.643.853</text:p>
          </table:table-cell>
          <table:table-cell office:value-type="percentage" office:value="0.83836943982325351" table:style-name="ce32">
            <text:p>83,8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251" table:style-name="ce31">
            <text:p>483.251</text:p>
          </table:table-cell>
          <table:table-cell office:value-type="percentage" office:value="0.9220112682613183" table:style-name="ce32">
            <text:p>92,2%</text:p>
          </table:table-cell>
          <table:table-cell office:value-type="float" office:value="477824" table:style-name="ce31">
            <text:p>477.824</text:p>
          </table:table-cell>
          <table:table-cell office:value-type="percentage" office:value="0.91165690758155948" table:style-name="ce32">
            <text:p>91,2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599" table:style-name="ce31">
            <text:p>2.004.599</text:p>
          </table:table-cell>
          <table:table-cell office:value-type="percentage" office:value="0.92112406048377649" table:style-name="ce32">
            <text:p>92,1%</text:p>
          </table:table-cell>
          <table:table-cell office:value-type="float" office:value="1965877" table:style-name="ce31">
            <text:p>1.965.877</text:p>
          </table:table-cell>
          <table:table-cell office:value-type="percentage" office:value="0.90333109247867782" table:style-name="ce32">
            <text:p>90,3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1630" table:style-name="ce31">
            <text:p>1.621.630</text:p>
          </table:table-cell>
          <table:table-cell office:value-type="percentage" office:value="0.89653048678006886" table:style-name="ce32">
            <text:p>89,7%</text:p>
          </table:table-cell>
          <table:table-cell office:value-type="float" office:value="1564820" table:style-name="ce31">
            <text:p>1.564.820</text:p>
          </table:table-cell>
          <table:table-cell office:value-type="percentage" office:value="0.86512264593229482" table:style-name="ce32">
            <text:p>86,5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92927" table:style-name="ce31">
            <text:p>5.992.927</text:p>
          </table:table-cell>
          <table:table-cell office:value-type="percentage" office:value="0.87254118887187038" table:style-name="ce32">
            <text:p>87,3%</text:p>
          </table:table-cell>
          <table:table-cell office:value-type="float" office:value="5868723" table:style-name="ce31">
            <text:p>5.868.723</text:p>
          </table:table-cell>
          <table:table-cell office:value-type="percentage" office:value="0.85445768713346415" table:style-name="ce32">
            <text:p>85,4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1379" table:style-name="ce31">
            <text:p>4.081.379</text:p>
          </table:table-cell>
          <table:table-cell office:value-type="percentage" office:value="0.90930517578527503" table:style-name="ce32">
            <text:p>90,9%</text:p>
          </table:table-cell>
          <table:table-cell office:value-type="float" office:value="4017182" table:style-name="ce31">
            <text:p>4.017.182</text:p>
          </table:table-cell>
          <table:table-cell office:value-type="percentage" office:value="0.89500249417450395" table:style-name="ce32">
            <text:p>89,5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8966" table:style-name="ce31">
            <text:p>898.966</text:p>
          </table:table-cell>
          <table:table-cell office:value-type="percentage" office:value="0.94286879993119632" table:style-name="ce32">
            <text:p>94,3%</text:p>
          </table:table-cell>
          <table:table-cell office:value-type="float" office:value="885140" table:style-name="ce31">
            <text:p>885.140</text:p>
          </table:table-cell>
          <table:table-cell office:value-type="percentage" office:value="0.92836757960935012" table:style-name="ce32">
            <text:p>92,8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1428" table:style-name="ce31">
            <text:p>2.311.428</text:p>
          </table:table-cell>
          <table:table-cell office:value-type="percentage" office:value="0.94171147897104779" table:style-name="ce32">
            <text:p>94,2%</text:p>
          </table:table-cell>
          <table:table-cell office:value-type="float" office:value="2291062" table:style-name="ce31">
            <text:p>2.291.062</text:p>
          </table:table-cell>
          <table:table-cell office:value-type="percentage" office:value="0.93341405591451121" table:style-name="ce32">
            <text:p>93,3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848" table:style-name="ce31">
            <text:p>260.848</text:p>
          </table:table-cell>
          <table:table-cell office:value-type="percentage" office:value="0.91857590590555338" table:style-name="ce32">
            <text:p>91,9%</text:p>
          </table:table-cell>
          <table:table-cell office:value-type="float" office:value="255811" table:style-name="ce31">
            <text:p>255.811</text:p>
          </table:table-cell>
          <table:table-cell office:value-type="percentage" office:value="0.90083811670246861" table:style-name="ce32">
            <text:p>90,1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60321" table:style-name="ce31">
            <text:p>5.360.321</text:p>
          </table:table-cell>
          <table:table-cell office:value-type="percentage" office:value="0.89668409018027462" table:style-name="ce32">
            <text:p>89,7%</text:p>
          </table:table-cell>
          <table:table-cell office:value-type="float" office:value="5250878" table:style-name="ce31">
            <text:p>5.250.878</text:p>
          </table:table-cell>
          <table:table-cell office:value-type="percentage" office:value="0.87837626927148948" table:style-name="ce32">
            <text:p>87,8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4370" table:style-name="ce31">
            <text:p>1.194.370</text:p>
          </table:table-cell>
          <table:table-cell office:value-type="percentage" office:value="0.91163748524009325" table:style-name="ce32">
            <text:p>91,2%</text:p>
          </table:table-cell>
          <table:table-cell office:value-type="float" office:value="1164355" table:style-name="ce31">
            <text:p>1.164.355</text:p>
          </table:table-cell>
          <table:table-cell office:value-type="percentage" office:value="0.88872766741188136" table:style-name="ce32">
            <text:p>88,9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517" table:style-name="ce31">
            <text:p>528.517</text:p>
          </table:table-cell>
          <table:table-cell office:value-type="percentage" office:value="0.90911389618029637" table:style-name="ce32">
            <text:p>90,9%</text:p>
          </table:table-cell>
          <table:table-cell office:value-type="float" office:value="522371" table:style-name="ce31">
            <text:p>522.371</text:p>
          </table:table-cell>
          <table:table-cell office:value-type="percentage" office:value="0.89854202430876884" table:style-name="ce32">
            <text:p>89,9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6019" table:style-name="ce31">
            <text:p>1.816.019</text:p>
          </table:table-cell>
          <table:table-cell office:value-type="percentage" office:value="0.91535845535884852" table:style-name="ce32">
            <text:p>91,5%</text:p>
          </table:table-cell>
          <table:table-cell office:value-type="float" office:value="1785348" table:style-name="ce31">
            <text:p>1.785.348</text:p>
          </table:table-cell>
          <table:table-cell office:value-type="percentage" office:value="0.89989883781943336" table:style-name="ce32">
            <text:p>90,0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934" table:style-name="ce31">
            <text:p>62.934</text:p>
          </table:table-cell>
          <table:table-cell office:value-type="percentage" office:value="0.88683153667300785" table:style-name="ce32">
            <text:p>88,7%</text:p>
          </table:table-cell>
          <table:table-cell office:value-type="float" office:value="60344" table:style-name="ce31">
            <text:p>60.344</text:p>
          </table:table-cell>
          <table:table-cell office:value-type="percentage" office:value="0.85033467202141899" table:style-name="ce32">
            <text:p>85,0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018" table:style-name="ce31">
            <text:p>58.018</text:p>
          </table:table-cell>
          <table:table-cell office:value-type="percentage" office:value="0.81799596768508465" table:style-name="ce32">
            <text:p>81,8%</text:p>
          </table:table-cell>
          <table:table-cell office:value-type="float" office:value="55417" table:style-name="ce31">
            <text:p>55.417</text:p>
          </table:table-cell>
          <table:table-cell office:value-type="percentage" office:value="0.78132446036065251" table:style-name="ce32">
            <text:p>78,1%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99" table:style-name="ce31">
            <text:p>92.899</text:p>
          </table:table-cell>
          <table:table-cell office:value-type="string" table:style-name="ce32">
            <text:p>-</text:p>
          </table:table-cell>
          <table:table-cell office:value-type="float" office:value="86902" table:style-name="ce31">
            <text:p>86.902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515" table:style-name="ce31">
            <text:p>5.515</text:p>
          </table:table-cell>
          <table:table-cell office:value-type="string" table:style-name="ce32">
            <text:p>-</text:p>
          </table:table-cell>
          <table:table-cell office:value-type="float" office:value="5317" table:style-name="ce31">
            <text:p>5.317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17778" table:style-name="ce34">
            <text:p>38.117.778</text:p>
          </table:table-cell>
          <table:table-cell office:value-type="percentage" office:value="0.90498420138335323" table:style-name="ce24">
            <text:p>90,5%</text:p>
          </table:table-cell>
          <table:table-cell office:value-type="float" office:value="37417377" table:style-name="ce34">
            <text:p>37.417.377</text:p>
          </table:table-cell>
          <table:table-cell office:value-type="percentage" office:value="0.88835542938008738" table:style-name="ce24">
            <text:p>88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88" table:style-name="ce43">
            <text:p>433.988</text:p>
          </table:table-cell>
          <table:table-cell office:value-type="percentage" office:value="1" table:style-name="ce44">
            <text:p>100,0%</text:p>
          </table:table-cell>
          <table:table-cell office:value-type="float" office:value="653905" table:style-name="ce43">
            <text:p>653.905</text:p>
          </table:table-cell>
          <table:table-cell office:value-type="percentage" office:value="1" table:style-name="ce44">
            <text:p>100,0%</text:p>
          </table:table-cell>
          <table:table-cell office:value-type="float" office:value="929850" table:style-name="ce43">
            <text:p>929.850</text:p>
          </table:table-cell>
          <table:table-cell office:value-type="percentage" office:value="1" table:style-name="ce44">
            <text:p>100,0%</text:p>
          </table:table-cell>
          <table:table-cell office:value-type="float" office:value="1216728" table:style-name="ce43">
            <text:p>1.216.728</text:p>
          </table:table-cell>
          <table:table-cell office:value-type="percentage" office:value="0.96182434916100212" table:style-name="ce44">
            <text:p>96,2%</text:p>
          </table:table-cell>
          <table:table-cell office:value-type="float" office:value="1252400" table:style-name="ce43">
            <text:p>1.252.400</text:p>
          </table:table-cell>
          <table:table-cell office:value-type="percentage" office:value="0.9041855038646639" table:style-name="ce44">
            <text:p>90,4%</text:p>
          </table:table-cell>
          <table:table-cell office:value-type="float" office:value="932131" table:style-name="ce43">
            <text:p>932.131</text:p>
          </table:table-cell>
          <table:table-cell office:value-type="percentage" office:value="0.81750315948630836" table:style-name="ce44">
            <text:p>81,8%</text:p>
          </table:table-cell>
          <table:table-cell office:value-type="float" office:value="769413" table:style-name="ce43">
            <text:p>769.413</text:p>
          </table:table-cell>
          <table:table-cell office:value-type="percentage" office:value="0.82850888149960378" table:style-name="ce44">
            <text:p>82,9%</text:p>
          </table:table-cell>
          <table:table-cell office:value-type="float" office:value="670305" table:style-name="ce43">
            <text:p>670.305</text:p>
          </table:table-cell>
          <table:table-cell office:value-type="percentage" office:value="0.8902892389099849" table:style-name="ce44">
            <text:p>89,0%</text:p>
          </table:table-cell>
          <table:table-cell office:value-type="float" office:value="6858720" table:style-name="ce43">
            <text:p>6.858.72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38956115660608" table:style-name="ce44">
            <text:p>92,0%</text:p>
          </table:table-cell>
          <table:table-cell office:value-type="percentage" office:value="0.81030091757122857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35" table:style-name="ce46">
            <text:p>101.335</text:p>
          </table:table-cell>
          <table:table-cell office:value-type="percentage" office:value="1" table:style-name="ce47">
            <text:p>100,0%</text:p>
          </table:table-cell>
          <table:table-cell office:value-type="float" office:value="119325" table:style-name="ce46">
            <text:p>119.325</text:p>
          </table:table-cell>
          <table:table-cell office:value-type="percentage" office:value="1" table:style-name="ce47">
            <text:p>100,0%</text:p>
          </table:table-cell>
          <table:table-cell office:value-type="float" office:value="154617" table:style-name="ce46">
            <text:p>154.617</text:p>
          </table:table-cell>
          <table:table-cell office:value-type="percentage" office:value="0.98880838028484275" table:style-name="ce47">
            <text:p>98,9%</text:p>
          </table:table-cell>
          <table:table-cell office:value-type="float" office:value="186147" table:style-name="ce46">
            <text:p>186.147</text:p>
          </table:table-cell>
          <table:table-cell office:value-type="percentage" office:value="0.93887504665449451" table:style-name="ce47">
            <text:p>93,9%</text:p>
          </table:table-cell>
          <table:table-cell office:value-type="float" office:value="188113" table:style-name="ce46">
            <text:p>188.113</text:p>
          </table:table-cell>
          <table:table-cell office:value-type="percentage" office:value="0.87517620950670638" table:style-name="ce47">
            <text:p>87,5%</text:p>
          </table:table-cell>
          <table:table-cell office:value-type="float" office:value="126003" table:style-name="ce46">
            <text:p>126.003</text:p>
          </table:table-cell>
          <table:table-cell office:value-type="percentage" office:value="0.76697344874182827" table:style-name="ce47">
            <text:p>76,7%</text:p>
          </table:table-cell>
          <table:table-cell office:value-type="float" office:value="104281" table:style-name="ce46">
            <text:p>104.281</text:p>
          </table:table-cell>
          <table:table-cell office:value-type="percentage" office:value="0.79969478761665935" table:style-name="ce47">
            <text:p>80,0%</text:p>
          </table:table-cell>
          <table:table-cell office:value-type="float" office:value="88406" table:style-name="ce46">
            <text:p>88.406</text:p>
          </table:table-cell>
          <table:table-cell office:value-type="percentage" office:value="0.85740333045611927" table:style-name="ce47">
            <text:p>85,7%</text:p>
          </table:table-cell>
          <table:table-cell office:value-type="float" office:value="1068227" table:style-name="ce46">
            <text:p>1.068.22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35545853886567" table:style-name="ce47">
            <text:p>90,1%</text:p>
          </table:table-cell>
          <table:table-cell office:value-type="percentage" office:value="0.80354613503476402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7" table:style-name="ce46">
            <text:p>88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8" table:style-name="ce46">
            <text:p>114.378</text:p>
          </table:table-cell>
          <table:table-cell office:value-type="percentage" office:value="1" table:style-name="ce47">
            <text:p>100,0%</text:p>
          </table:table-cell>
          <table:table-cell office:value-type="float" office:value="148245" table:style-name="ce46">
            <text:p>148.245</text:p>
          </table:table-cell>
          <table:table-cell office:value-type="percentage" office:value="0.99059818779568598" table:style-name="ce47">
            <text:p>99,1%</text:p>
          </table:table-cell>
          <table:table-cell office:value-type="float" office:value="153246" table:style-name="ce46">
            <text:p>153.246</text:p>
          </table:table-cell>
          <table:table-cell office:value-type="percentage" office:value="0.94221156506501891" table:style-name="ce47">
            <text:p>94,2%</text:p>
          </table:table-cell>
          <table:table-cell office:value-type="float" office:value="150751" table:style-name="ce46">
            <text:p>150.751</text:p>
          </table:table-cell>
          <table:table-cell office:value-type="percentage" office:value="0.9027384381381256" table:style-name="ce47">
            <text:p>90,3%</text:p>
          </table:table-cell>
          <table:table-cell office:value-type="float" office:value="91098" table:style-name="ce46">
            <text:p>91.098</text:p>
          </table:table-cell>
          <table:table-cell office:value-type="percentage" office:value="0.79595634813151483" table:style-name="ce47">
            <text:p>79,6%</text:p>
          </table:table-cell>
          <table:table-cell office:value-type="float" office:value="66775" table:style-name="ce46">
            <text:p>66.775</text:p>
          </table:table-cell>
          <table:table-cell office:value-type="percentage" office:value="0.84406719672359087" table:style-name="ce47">
            <text:p>84,4%</text:p>
          </table:table-cell>
          <table:table-cell office:value-type="float" office:value="60643" table:style-name="ce46">
            <text:p>60.643</text:p>
          </table:table-cell>
          <table:table-cell office:value-type="percentage" office:value="0.94754687500000001" table:style-name="ce47">
            <text:p>94,8%</text:p>
          </table:table-cell>
          <table:table-cell office:value-type="float" office:value="874103" table:style-name="ce46">
            <text:p>874.10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9436015877044" table:style-name="ce47">
            <text:p>93,6%</text:p>
          </table:table-cell>
          <table:table-cell office:value-type="percentage" office:value="0.85798658007978135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09" table:style-name="ce46">
            <text:p>51.509</text:p>
          </table:table-cell>
          <table:table-cell office:value-type="percentage" office:value="1" table:style-name="ce47">
            <text:p>100,0%</text:p>
          </table:table-cell>
          <table:table-cell office:value-type="float" office:value="79308" table:style-name="ce46">
            <text:p>79.308</text:p>
          </table:table-cell>
          <table:table-cell office:value-type="percentage" office:value="0.9849967708281584" table:style-name="ce47">
            <text:p>98,5%</text:p>
          </table:table-cell>
          <table:table-cell office:value-type="float" office:value="110481" table:style-name="ce46">
            <text:p>110.481</text:p>
          </table:table-cell>
          <table:table-cell office:value-type="percentage" office:value="0.94242137318627328" table:style-name="ce47">
            <text:p>94,2%</text:p>
          </table:table-cell>
          <table:table-cell office:value-type="float" office:value="150511" table:style-name="ce46">
            <text:p>150.511</text:p>
          </table:table-cell>
          <table:table-cell office:value-type="percentage" office:value="0.9078029156136721" table:style-name="ce47">
            <text:p>90,8%</text:p>
          </table:table-cell>
          <table:table-cell office:value-type="float" office:value="168141" table:style-name="ce46">
            <text:p>168.141</text:p>
          </table:table-cell>
          <table:table-cell office:value-type="percentage" office:value="0.81553751236831384" table:style-name="ce47">
            <text:p>81,6%</text:p>
          </table:table-cell>
          <table:table-cell office:value-type="float" office:value="127419" table:style-name="ce46">
            <text:p>127.419</text:p>
          </table:table-cell>
          <table:table-cell office:value-type="percentage" office:value="0.69938579591299055" table:style-name="ce47">
            <text:p>69,9%</text:p>
          </table:table-cell>
          <table:table-cell office:value-type="float" office:value="97921" table:style-name="ce46">
            <text:p>97.921</text:p>
          </table:table-cell>
          <table:table-cell office:value-type="percentage" office:value="0.70987081527018603" table:style-name="ce47">
            <text:p>71,0%</text:p>
          </table:table-cell>
          <table:table-cell office:value-type="float" office:value="75129" table:style-name="ce46">
            <text:p>75.129</text:p>
          </table:table-cell>
          <table:table-cell office:value-type="percentage" office:value="0.78685588604943446" table:style-name="ce47">
            <text:p>78,7%</text:p>
          </table:table-cell>
          <table:table-cell office:value-type="float" office:value="860419" table:style-name="ce46">
            <text:p>860.41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142954601895702" table:style-name="ce47">
            <text:p>83,1%</text:p>
          </table:table-cell>
          <table:table-cell office:value-type="percentage" office:value="0.73443228289529283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26" table:style-name="ce46">
            <text:p>93.126</text:p>
          </table:table-cell>
          <table:table-cell office:value-type="percentage" office:value="1" table:style-name="ce47">
            <text:p>100,0%</text:p>
          </table:table-cell>
          <table:table-cell office:value-type="float" office:value="151520" table:style-name="ce46">
            <text:p>151.520</text:p>
          </table:table-cell>
          <table:table-cell office:value-type="percentage" office:value="0.98051523642505389" table:style-name="ce47">
            <text:p>98,1%</text:p>
          </table:table-cell>
          <table:table-cell office:value-type="float" office:value="224706" table:style-name="ce46">
            <text:p>224.706</text:p>
          </table:table-cell>
          <table:table-cell office:value-type="percentage" office:value="0.95582155071206165" table:style-name="ce47">
            <text:p>95,6%</text:p>
          </table:table-cell>
          <table:table-cell office:value-type="float" office:value="321052" table:style-name="ce46">
            <text:p>321.052</text:p>
          </table:table-cell>
          <table:table-cell office:value-type="percentage" office:value="0.91595152234445609" table:style-name="ce47">
            <text:p>91,6%</text:p>
          </table:table-cell>
          <table:table-cell office:value-type="float" office:value="318491" table:style-name="ce46">
            <text:p>318.491</text:p>
          </table:table-cell>
          <table:table-cell office:value-type="percentage" office:value="0.82101390994112244" table:style-name="ce47">
            <text:p>82,1%</text:p>
          </table:table-cell>
          <table:table-cell office:value-type="float" office:value="230383" table:style-name="ce46">
            <text:p>230.383</text:p>
          </table:table-cell>
          <table:table-cell office:value-type="percentage" office:value="0.74093859146957231" table:style-name="ce47">
            <text:p>74,1%</text:p>
          </table:table-cell>
          <table:table-cell office:value-type="float" office:value="189137" table:style-name="ce46">
            <text:p>189.137</text:p>
          </table:table-cell>
          <table:table-cell office:value-type="percentage" office:value="0.75129494573939015" table:style-name="ce47">
            <text:p>75,1%</text:p>
          </table:table-cell>
          <table:table-cell office:value-type="float" office:value="154273" table:style-name="ce46">
            <text:p>154.273</text:p>
          </table:table-cell>
          <table:table-cell office:value-type="percentage" office:value="0.85803990055451429" table:style-name="ce47">
            <text:p>85,8%</text:p>
          </table:table-cell>
          <table:table-cell office:value-type="float" office:value="1682688" table:style-name="ce46">
            <text:p>1.682.6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817539400257248" table:style-name="ce47">
            <text:p>85,8%</text:p>
          </table:table-cell>
          <table:table-cell office:value-type="percentage" office:value="0.77331117598182308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45" table:style-name="ce46">
            <text:p>42.345</text:p>
          </table:table-cell>
          <table:table-cell office:value-type="percentage" office:value="1" table:style-name="ce47">
            <text:p>100,0%</text:p>
          </table:table-cell>
          <table:table-cell office:value-type="float" office:value="55930" table:style-name="ce46">
            <text:p>55.930</text:p>
          </table:table-cell>
          <table:table-cell office:value-type="percentage" office:value="1" table:style-name="ce47">
            <text:p>100,0%</text:p>
          </table:table-cell>
          <table:table-cell office:value-type="float" office:value="76705" table:style-name="ce46">
            <text:p>76.705</text:p>
          </table:table-cell>
          <table:table-cell office:value-type="percentage" office:value="0.99172538625638373" table:style-name="ce47">
            <text:p>99,2%</text:p>
          </table:table-cell>
          <table:table-cell office:value-type="float" office:value="84340" table:style-name="ce46">
            <text:p>84.340</text:p>
          </table:table-cell>
          <table:table-cell office:value-type="percentage" office:value="0.93748610555333245" table:style-name="ce47">
            <text:p>93,7%</text:p>
          </table:table-cell>
          <table:table-cell office:value-type="float" office:value="88110" table:style-name="ce46">
            <text:p>88.110</text:p>
          </table:table-cell>
          <table:table-cell office:value-type="percentage" office:value="0.90120590371181053" table:style-name="ce47">
            <text:p>90,1%</text:p>
          </table:table-cell>
          <table:table-cell office:value-type="float" office:value="54843" table:style-name="ce46">
            <text:p>54.843</text:p>
          </table:table-cell>
          <table:table-cell office:value-type="percentage" office:value="0.77821293261248992" table:style-name="ce47">
            <text:p>77,8%</text:p>
          </table:table-cell>
          <table:table-cell office:value-type="float" office:value="41342" table:style-name="ce46">
            <text:p>41.342</text:p>
          </table:table-cell>
          <table:table-cell office:value-type="percentage" office:value="0.81857241857241858" table:style-name="ce47">
            <text:p>81,9%</text:p>
          </table:table-cell>
          <table:table-cell office:value-type="float" office:value="39636" table:style-name="ce46">
            <text:p>39.636</text:p>
          </table:table-cell>
          <table:table-cell office:value-type="percentage" office:value="0.90157632554648226" table:style-name="ce47">
            <text:p>90,2%</text:p>
          </table:table-cell>
          <table:table-cell office:value-type="float" office:value="483251" table:style-name="ce46">
            <text:p>483.251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0112682613183" table:style-name="ce47">
            <text:p>92,2%</text:p>
          </table:table-cell>
          <table:table-cell office:value-type="percentage" office:value="0.82903903723591321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52" table:style-name="ce46">
            <text:p>229.352</text:p>
          </table:table-cell>
          <table:table-cell office:value-type="percentage" office:value="1" table:style-name="ce47">
            <text:p>100,0%</text:p>
          </table:table-cell>
          <table:table-cell office:value-type="float" office:value="250578" table:style-name="ce46">
            <text:p>250.578</text:p>
          </table:table-cell>
          <table:table-cell office:value-type="percentage" office:value="1" table:style-name="ce47">
            <text:p>100,0%</text:p>
          </table:table-cell>
          <table:table-cell office:value-type="float" office:value="320615" table:style-name="ce46">
            <text:p>320.615</text:p>
          </table:table-cell>
          <table:table-cell office:value-type="percentage" office:value="1" table:style-name="ce47">
            <text:p>100,0%</text:p>
          </table:table-cell>
          <table:table-cell office:value-type="float" office:value="353125" table:style-name="ce46">
            <text:p>353.125</text:p>
          </table:table-cell>
          <table:table-cell office:value-type="percentage" office:value="0.9264117531317636" table:style-name="ce47">
            <text:p>92,6%</text:p>
          </table:table-cell>
          <table:table-cell office:value-type="float" office:value="320763" table:style-name="ce46">
            <text:p>320.763</text:p>
          </table:table-cell>
          <table:table-cell office:value-type="percentage" office:value="0.88290279517210057" table:style-name="ce47">
            <text:p>88,3%</text:p>
          </table:table-cell>
          <table:table-cell office:value-type="float" office:value="212602" table:style-name="ce46">
            <text:p>212.602</text:p>
          </table:table-cell>
          <table:table-cell office:value-type="percentage" office:value="0.79393389423525762" table:style-name="ce47">
            <text:p>79,4%</text:p>
          </table:table-cell>
          <table:table-cell office:value-type="float" office:value="173404" table:style-name="ce46">
            <text:p>173.404</text:p>
          </table:table-cell>
          <table:table-cell office:value-type="percentage" office:value="0.82179653659137653" table:style-name="ce47">
            <text:p>82,2%</text:p>
          </table:table-cell>
          <table:table-cell office:value-type="float" office:value="144160" table:style-name="ce46">
            <text:p>144.160</text:p>
          </table:table-cell>
          <table:table-cell office:value-type="percentage" office:value="0.8718897799712112" table:style-name="ce47">
            <text:p>87,2%</text:p>
          </table:table-cell>
          <table:table-cell office:value-type="float" office:value="2004599" table:style-name="ce46">
            <text:p>2.004.59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12406048377649" table:style-name="ce47">
            <text:p>92,1%</text:p>
          </table:table-cell>
          <table:table-cell office:value-type="percentage" office:value="0.83702197737041517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24" table:style-name="ce46">
            <text:p>138.224</text:p>
          </table:table-cell>
          <table:table-cell office:value-type="percentage" office:value="1" table:style-name="ce47">
            <text:p>100,0%</text:p>
          </table:table-cell>
          <table:table-cell office:value-type="float" office:value="158438" table:style-name="ce46">
            <text:p>158.438</text:p>
          </table:table-cell>
          <table:table-cell office:value-type="percentage" office:value="0.99583283574584702" table:style-name="ce47">
            <text:p>99,6%</text:p>
          </table:table-cell>
          <table:table-cell office:value-type="float" office:value="222483" table:style-name="ce46">
            <text:p>222.483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1" table:style-name="ce46">
            <text:p>286.461</text:p>
          </table:table-cell>
          <table:table-cell office:value-type="percentage" office:value="0.93164714223456635" table:style-name="ce47">
            <text:p>93,2%</text:p>
          </table:table-cell>
          <table:table-cell office:value-type="float" office:value="287232" table:style-name="ce46">
            <text:p>287.232</text:p>
          </table:table-cell>
          <table:table-cell office:value-type="percentage" office:value="0.8688071868241557" table:style-name="ce47">
            <text:p>86,9%</text:p>
          </table:table-cell>
          <table:table-cell office:value-type="float" office:value="205854" table:style-name="ce46">
            <text:p>205.854</text:p>
          </table:table-cell>
          <table:table-cell office:value-type="percentage" office:value="0.77417535097649126" table:style-name="ce47">
            <text:p>77,4%</text:p>
          </table:table-cell>
          <table:table-cell office:value-type="float" office:value="173146" table:style-name="ce46">
            <text:p>173.146</text:p>
          </table:table-cell>
          <table:table-cell office:value-type="percentage" office:value="0.79392358165702992" table:style-name="ce47">
            <text:p>79,4%</text:p>
          </table:table-cell>
          <table:table-cell office:value-type="float" office:value="149792" table:style-name="ce46">
            <text:p>149.792</text:p>
          </table:table-cell>
          <table:table-cell office:value-type="percentage" office:value="0.86101211689237345" table:style-name="ce47">
            <text:p>86,1%</text:p>
          </table:table-cell>
          <table:table-cell office:value-type="float" office:value="1621630" table:style-name="ce46">
            <text:p>1.621.63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653048678006886" table:style-name="ce47">
            <text:p>89,7%</text:p>
          </table:table-cell>
          <table:table-cell office:value-type="percentage" office:value="0.79288741901241966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982" table:style-name="ce46">
            <text:p>458.982</text:p>
          </table:table-cell>
          <table:table-cell office:value-type="percentage" office:value="1" table:style-name="ce47">
            <text:p>100,0%</text:p>
          </table:table-cell>
          <table:table-cell office:value-type="float" office:value="618572" table:style-name="ce46">
            <text:p>618.572</text:p>
          </table:table-cell>
          <table:table-cell office:value-type="percentage" office:value="0.97368139375279394" table:style-name="ce47">
            <text:p>97,4%</text:p>
          </table:table-cell>
          <table:table-cell office:value-type="float" office:value="800077" table:style-name="ce46">
            <text:p>800.077</text:p>
          </table:table-cell>
          <table:table-cell office:value-type="percentage" office:value="0.95522001375384435" table:style-name="ce47">
            <text:p>95,5%</text:p>
          </table:table-cell>
          <table:table-cell office:value-type="float" office:value="1026385" table:style-name="ce46">
            <text:p>1.026.385</text:p>
          </table:table-cell>
          <table:table-cell office:value-type="percentage" office:value="0.9401024015827365" table:style-name="ce47">
            <text:p>94,0%</text:p>
          </table:table-cell>
          <table:table-cell office:value-type="float" office:value="1130263" table:style-name="ce46">
            <text:p>1.130.263</text:p>
          </table:table-cell>
          <table:table-cell office:value-type="percentage" office:value="0.85837000808806496" table:style-name="ce47">
            <text:p>85,8%</text:p>
          </table:table-cell>
          <table:table-cell office:value-type="float" office:value="781417" table:style-name="ce46">
            <text:p>781.417</text:p>
          </table:table-cell>
          <table:table-cell office:value-type="percentage" office:value="0.74801656436784691" table:style-name="ce47">
            <text:p>74,8%</text:p>
          </table:table-cell>
          <table:table-cell office:value-type="float" office:value="642987" table:style-name="ce46">
            <text:p>642.987</text:p>
          </table:table-cell>
          <table:table-cell office:value-type="percentage" office:value="0.76643244113071929" table:style-name="ce47">
            <text:p>76,6%</text:p>
          </table:table-cell>
          <table:table-cell office:value-type="float" office:value="534244" table:style-name="ce46">
            <text:p>534.244</text:p>
          </table:table-cell>
          <table:table-cell office:value-type="percentage" office:value="0.81419031159797983" table:style-name="ce47">
            <text:p>81,4%</text:p>
          </table:table-cell>
          <table:table-cell office:value-type="float" office:value="5992927" table:style-name="ce46">
            <text:p>5.992.92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254118887187038" table:style-name="ce47">
            <text:p>87,3%</text:p>
          </table:table-cell>
          <table:table-cell office:value-type="percentage" office:value="0.77025167730675703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64" table:style-name="ce46">
            <text:p>297.364</text:p>
          </table:table-cell>
          <table:table-cell office:value-type="percentage" office:value="1" table:style-name="ce47">
            <text:p>100,0%</text:p>
          </table:table-cell>
          <table:table-cell office:value-type="float" office:value="434621" table:style-name="ce46">
            <text:p>434.621</text:p>
          </table:table-cell>
          <table:table-cell office:value-type="percentage" office:value="0.99259812452325158" table:style-name="ce47">
            <text:p>99,3%</text:p>
          </table:table-cell>
          <table:table-cell office:value-type="float" office:value="570478" table:style-name="ce46">
            <text:p>570.478</text:p>
          </table:table-cell>
          <table:table-cell office:value-type="percentage" office:value="0.98234974032593569" table:style-name="ce47">
            <text:p>98,2%</text:p>
          </table:table-cell>
          <table:table-cell office:value-type="float" office:value="715315" table:style-name="ce46">
            <text:p>715.315</text:p>
          </table:table-cell>
          <table:table-cell office:value-type="percentage" office:value="0.95079446097079223" table:style-name="ce47">
            <text:p>95,1%</text:p>
          </table:table-cell>
          <table:table-cell office:value-type="float" office:value="753500" table:style-name="ce46">
            <text:p>753.500</text:p>
          </table:table-cell>
          <table:table-cell office:value-type="percentage" office:value="0.88481754087657416" table:style-name="ce47">
            <text:p>88,5%</text:p>
          </table:table-cell>
          <table:table-cell office:value-type="float" office:value="510871" table:style-name="ce46">
            <text:p>510.871</text:p>
          </table:table-cell>
          <table:table-cell office:value-type="percentage" office:value="0.78745882523402377" table:style-name="ce47">
            <text:p>78,7%</text:p>
          </table:table-cell>
          <table:table-cell office:value-type="float" office:value="426403" table:style-name="ce46">
            <text:p>426.403</text:p>
          </table:table-cell>
          <table:table-cell office:value-type="percentage" office:value="0.82616066619391393" table:style-name="ce47">
            <text:p>82,6%</text:p>
          </table:table-cell>
          <table:table-cell office:value-type="float" office:value="372827" table:style-name="ce46">
            <text:p>372.827</text:p>
          </table:table-cell>
          <table:table-cell office:value-type="percentage" office:value="0.8782091296041985" table:style-name="ce47">
            <text:p>87,8%</text:p>
          </table:table-cell>
          <table:table-cell office:value-type="float" office:value="4081379" table:style-name="ce46">
            <text:p>4.081.37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930517578527503" table:style-name="ce47">
            <text:p>90,9%</text:p>
          </table:table-cell>
          <table:table-cell office:value-type="percentage" office:value="0.8070188100375829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7" table:style-name="ce46">
            <text:p>78.287</text:p>
          </table:table-cell>
          <table:table-cell office:value-type="percentage" office:value="1" table:style-name="ce47">
            <text:p>100,0%</text:p>
          </table:table-cell>
          <table:table-cell office:value-type="float" office:value="95962" table:style-name="ce46">
            <text:p>95.962</text:p>
          </table:table-cell>
          <table:table-cell office:value-type="percentage" office:value="1" table:style-name="ce47">
            <text:p>100,0%</text:p>
          </table:table-cell>
          <table:table-cell office:value-type="float" office:value="132910" table:style-name="ce46">
            <text:p>132.910</text:p>
          </table:table-cell>
          <table:table-cell office:value-type="percentage" office:value="1" table:style-name="ce47">
            <text:p>100,0%</text:p>
          </table:table-cell>
          <table:table-cell office:value-type="float" office:value="161561" table:style-name="ce46">
            <text:p>161.561</text:p>
          </table:table-cell>
          <table:table-cell office:value-type="percentage" office:value="0.9547619610438729" table:style-name="ce47">
            <text:p>95,5%</text:p>
          </table:table-cell>
          <table:table-cell office:value-type="float" office:value="146333" table:style-name="ce46">
            <text:p>146.333</text:p>
          </table:table-cell>
          <table:table-cell office:value-type="percentage" office:value="0.9174827893212284" table:style-name="ce47">
            <text:p>91,7%</text:p>
          </table:table-cell>
          <table:table-cell office:value-type="float" office:value="113239" table:style-name="ce46">
            <text:p>113.239</text:p>
          </table:table-cell>
          <table:table-cell office:value-type="percentage" office:value="0.84836566051588636" table:style-name="ce47">
            <text:p>84,8%</text:p>
          </table:table-cell>
          <table:table-cell office:value-type="float" office:value="93585" table:style-name="ce46">
            <text:p>93.585</text:p>
          </table:table-cell>
          <table:table-cell office:value-type="percentage" office:value="0.82584715848923407" table:style-name="ce47">
            <text:p>82,6%</text:p>
          </table:table-cell>
          <table:table-cell office:value-type="float" office:value="77089" table:style-name="ce46">
            <text:p>77.089</text:p>
          </table:table-cell>
          <table:table-cell office:value-type="percentage" office:value="0.9096047197640118" table:style-name="ce47">
            <text:p>91,0%</text:p>
          </table:table-cell>
          <table:table-cell office:value-type="float" office:value="898966" table:style-name="ce46">
            <text:p>898.96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286879993119632" table:style-name="ce47">
            <text:p>94,3%</text:p>
          </table:table-cell>
          <table:table-cell office:value-type="percentage" office:value="0.8449031802080289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46" table:style-name="ce46">
            <text:p>242.346</text:p>
          </table:table-cell>
          <table:table-cell office:value-type="percentage" office:value="1" table:style-name="ce47">
            <text:p>100,0%</text:p>
          </table:table-cell>
          <table:table-cell office:value-type="float" office:value="291365" table:style-name="ce46">
            <text:p>291.365</text:p>
          </table:table-cell>
          <table:table-cell office:value-type="percentage" office:value="1" table:style-name="ce47">
            <text:p>100,0%</text:p>
          </table:table-cell>
          <table:table-cell office:value-type="float" office:value="346131" table:style-name="ce46">
            <text:p>346.131</text:p>
          </table:table-cell>
          <table:table-cell office:value-type="percentage" office:value="0.99770556918314224" table:style-name="ce47">
            <text:p>99,8%</text:p>
          </table:table-cell>
          <table:table-cell office:value-type="float" office:value="391008" table:style-name="ce46">
            <text:p>391.008</text:p>
          </table:table-cell>
          <table:table-cell office:value-type="percentage" office:value="0.96333726708533618" table:style-name="ce47">
            <text:p>96,3%</text:p>
          </table:table-cell>
          <table:table-cell office:value-type="float" office:value="408197" table:style-name="ce46">
            <text:p>408.197</text:p>
          </table:table-cell>
          <table:table-cell office:value-type="percentage" office:value="0.92097847349290762" table:style-name="ce47">
            <text:p>92,1%</text:p>
          </table:table-cell>
          <table:table-cell office:value-type="float" office:value="263915" table:style-name="ce46">
            <text:p>263.915</text:p>
          </table:table-cell>
          <table:table-cell office:value-type="percentage" office:value="0.81604351160144462" table:style-name="ce47">
            <text:p>81,6%</text:p>
          </table:table-cell>
          <table:table-cell office:value-type="float" office:value="199191" table:style-name="ce46">
            <text:p>199.191</text:p>
          </table:table-cell>
          <table:table-cell office:value-type="percentage" office:value="0.86236963213424478" table:style-name="ce47">
            <text:p>86,2%</text:p>
          </table:table-cell>
          <table:table-cell office:value-type="float" office:value="169275" table:style-name="ce46">
            <text:p>169.275</text:p>
          </table:table-cell>
          <table:table-cell office:value-type="percentage" office:value="0.94038009632958719" table:style-name="ce47">
            <text:p>94,0%</text:p>
          </table:table-cell>
          <table:table-cell office:value-type="float" office:value="2311428" table:style-name="ce46">
            <text:p>2.311.42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71147897104779" table:style-name="ce47">
            <text:p>94,2%</text:p>
          </table:table-cell>
          <table:table-cell office:value-type="percentage" office:value="0.85550808547870894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75" table:style-name="ce46">
            <text:p>23.375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71" table:style-name="ce46">
            <text:p>38.071</text:p>
          </table:table-cell>
          <table:table-cell office:value-type="percentage" office:value="1" table:style-name="ce47">
            <text:p>100,0%</text:p>
          </table:table-cell>
          <table:table-cell office:value-type="float" office:value="45430" table:style-name="ce46">
            <text:p>45.430</text:p>
          </table:table-cell>
          <table:table-cell office:value-type="percentage" office:value="0.95313024504867405" table:style-name="ce47">
            <text:p>95,3%</text:p>
          </table:table-cell>
          <table:table-cell office:value-type="float" office:value="47622" table:style-name="ce46">
            <text:p>47.622</text:p>
          </table:table-cell>
          <table:table-cell office:value-type="percentage" office:value="0.89942772961640882" table:style-name="ce47">
            <text:p>89,9%</text:p>
          </table:table-cell>
          <table:table-cell office:value-type="float" office:value="31297" table:style-name="ce46">
            <text:p>31.297</text:p>
          </table:table-cell>
          <table:table-cell office:value-type="percentage" office:value="0.79597649991098451" table:style-name="ce47">
            <text:p>79,6%</text:p>
          </table:table-cell>
          <table:table-cell office:value-type="float" office:value="24266" table:style-name="ce46">
            <text:p>24.266</text:p>
          </table:table-cell>
          <table:table-cell office:value-type="percentage" office:value="0.79670365749556771" table:style-name="ce47">
            <text:p>79,7%</text:p>
          </table:table-cell>
          <table:table-cell office:value-type="float" office:value="22114" table:style-name="ce46">
            <text:p>22.114</text:p>
          </table:table-cell>
          <table:table-cell office:value-type="percentage" office:value="0.86612877957073475" table:style-name="ce47">
            <text:p>86,6%</text:p>
          </table:table-cell>
          <table:table-cell office:value-type="float" office:value="260848" table:style-name="ce46">
            <text:p>260.84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857590590555338" table:style-name="ce47">
            <text:p>91,9%</text:p>
          </table:table-cell>
          <table:table-cell office:value-type="percentage" office:value="0.81536913045380943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073" table:style-name="ce46">
            <text:p>374.073</text:p>
          </table:table-cell>
          <table:table-cell office:value-type="percentage" office:value="1" table:style-name="ce47">
            <text:p>100,0%</text:p>
          </table:table-cell>
          <table:table-cell office:value-type="float" office:value="511335" table:style-name="ce46">
            <text:p>511.335</text:p>
          </table:table-cell>
          <table:table-cell office:value-type="percentage" office:value="0.97197009585976302" table:style-name="ce47">
            <text:p>97,2%</text:p>
          </table:table-cell>
          <table:table-cell office:value-type="float" office:value="689559" table:style-name="ce46">
            <text:p>689.559</text:p>
          </table:table-cell>
          <table:table-cell office:value-type="percentage" office:value="0.98043004423287738" table:style-name="ce47">
            <text:p>98,0%</text:p>
          </table:table-cell>
          <table:table-cell office:value-type="float" office:value="942225" table:style-name="ce46">
            <text:p>942.225</text:p>
          </table:table-cell>
          <table:table-cell office:value-type="percentage" office:value="0.96858703328491558" table:style-name="ce47">
            <text:p>96,9%</text:p>
          </table:table-cell>
          <table:table-cell office:value-type="float" office:value="1034170" table:style-name="ce46">
            <text:p>1.034.170</text:p>
          </table:table-cell>
          <table:table-cell office:value-type="percentage" office:value="0.88696031033361888" table:style-name="ce47">
            <text:p>88,7%</text:p>
          </table:table-cell>
          <table:table-cell office:value-type="float" office:value="750545" table:style-name="ce46">
            <text:p>750.545</text:p>
          </table:table-cell>
          <table:table-cell office:value-type="percentage" office:value="0.79034686828692979" table:style-name="ce47">
            <text:p>79,0%</text:p>
          </table:table-cell>
          <table:table-cell office:value-type="float" office:value="602481" table:style-name="ce46">
            <text:p>602.481</text:p>
          </table:table-cell>
          <table:table-cell office:value-type="percentage" office:value="0.81144954375568201" table:style-name="ce47">
            <text:p>81,1%</text:p>
          </table:table-cell>
          <table:table-cell office:value-type="float" office:value="455933" table:style-name="ce46">
            <text:p>455.933</text:p>
          </table:table-cell>
          <table:table-cell office:value-type="percentage" office:value="0.82366469030353617" table:style-name="ce47">
            <text:p>82,4%</text:p>
          </table:table-cell>
          <table:table-cell office:value-type="float" office:value="5360321" table:style-name="ce46">
            <text:p>5.360.32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668409018027462" table:style-name="ce47">
            <text:p>89,7%</text:p>
          </table:table-cell>
          <table:table-cell office:value-type="percentage" office:value="0.7906208775130209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85" table:style-name="ce46">
            <text:p>73.985</text:p>
          </table:table-cell>
          <table:table-cell office:value-type="percentage" office:value="1" table:style-name="ce47">
            <text:p>100,0%</text:p>
          </table:table-cell>
          <table:table-cell office:value-type="float" office:value="103348" table:style-name="ce46">
            <text:p>103.348</text:p>
          </table:table-cell>
          <table:table-cell office:value-type="percentage" office:value="1" table:style-name="ce47">
            <text:p>100,0%</text:p>
          </table:table-cell>
          <table:table-cell office:value-type="float" office:value="148380" table:style-name="ce46">
            <text:p>148.380</text:p>
          </table:table-cell>
          <table:table-cell office:value-type="percentage" office:value="1" table:style-name="ce47">
            <text:p>100,0%</text:p>
          </table:table-cell>
          <table:table-cell office:value-type="float" office:value="207586" table:style-name="ce46">
            <text:p>207.586</text:p>
          </table:table-cell>
          <table:table-cell office:value-type="percentage" office:value="0.9734122369358893" table:style-name="ce47">
            <text:p>97,3%</text:p>
          </table:table-cell>
          <table:table-cell office:value-type="float" office:value="231943" table:style-name="ce46">
            <text:p>231.943</text:p>
          </table:table-cell>
          <table:table-cell office:value-type="percentage" office:value="0.91259733157064338" table:style-name="ce47">
            <text:p>91,3%</text:p>
          </table:table-cell>
          <table:table-cell office:value-type="float" office:value="167646" table:style-name="ce46">
            <text:p>167.646</text:p>
          </table:table-cell>
          <table:table-cell office:value-type="percentage" office:value="0.80212245757237932" table:style-name="ce47">
            <text:p>80,2%</text:p>
          </table:table-cell>
          <table:table-cell office:value-type="float" office:value="141538" table:style-name="ce46">
            <text:p>141.538</text:p>
          </table:table-cell>
          <table:table-cell office:value-type="percentage" office:value="0.82171055687148764" table:style-name="ce47">
            <text:p>82,2%</text:p>
          </table:table-cell>
          <table:table-cell office:value-type="float" office:value="119944" table:style-name="ce46">
            <text:p>119.944</text:p>
          </table:table-cell>
          <table:table-cell office:value-type="percentage" office:value="0.84530706019986745" table:style-name="ce47">
            <text:p>84,5%</text:p>
          </table:table-cell>
          <table:table-cell office:value-type="float" office:value="1194370" table:style-name="ce46">
            <text:p>1.194.37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163748524009325" table:style-name="ce47">
            <text:p>91,2%</text:p>
          </table:table-cell>
          <table:table-cell office:value-type="percentage" office:value="0.79031874916873501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6" table:style-name="ce46">
            <text:p>42.51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3" table:style-name="ce46">
            <text:p>55.903</text:p>
          </table:table-cell>
          <table:table-cell office:value-type="percentage" office:value="1" table:style-name="ce47">
            <text:p>100,0%</text:p>
          </table:table-cell>
          <table:table-cell office:value-type="float" office:value="72303" table:style-name="ce46">
            <text:p>72.303</text:p>
          </table:table-cell>
          <table:table-cell office:value-type="percentage" office:value="0.97913168300742104" table:style-name="ce47">
            <text:p>97,9%</text:p>
          </table:table-cell>
          <table:table-cell office:value-type="float" office:value="91941" table:style-name="ce46">
            <text:p>91.941</text:p>
          </table:table-cell>
          <table:table-cell office:value-type="percentage" office:value="0.95084493350156163" table:style-name="ce47">
            <text:p>95,1%</text:p>
          </table:table-cell>
          <table:table-cell office:value-type="float" office:value="95384" table:style-name="ce46">
            <text:p>95.384</text:p>
          </table:table-cell>
          <table:table-cell office:value-type="percentage" office:value="0.883168830206848" table:style-name="ce47">
            <text:p>88,3%</text:p>
          </table:table-cell>
          <table:table-cell office:value-type="float" office:value="64127" table:style-name="ce46">
            <text:p>64.127</text:p>
          </table:table-cell>
          <table:table-cell office:value-type="percentage" office:value="0.78837240751896343" table:style-name="ce47">
            <text:p>78,8%</text:p>
          </table:table-cell>
          <table:table-cell office:value-type="float" office:value="57169" table:style-name="ce46">
            <text:p>57.169</text:p>
          </table:table-cell>
          <table:table-cell office:value-type="percentage" office:value="0.8391533459568159" table:style-name="ce47">
            <text:p>83,9%</text:p>
          </table:table-cell>
          <table:table-cell office:value-type="float" office:value="49174" table:style-name="ce46">
            <text:p>49.174</text:p>
          </table:table-cell>
          <table:table-cell office:value-type="percentage" office:value="0.87206497836419095" table:style-name="ce47">
            <text:p>87,2%</text:p>
          </table:table-cell>
          <table:table-cell office:value-type="float" office:value="528517" table:style-name="ce46">
            <text:p>528.51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911389618029637" table:style-name="ce47">
            <text:p>90,9%</text:p>
          </table:table-cell>
          <table:table-cell office:value-type="percentage" office:value="0.7993336327902274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22" table:style-name="ce46">
            <text:p>164.222</text:p>
          </table:table-cell>
          <table:table-cell office:value-type="percentage" office:value="1" table:style-name="ce47">
            <text:p>100,0%</text:p>
          </table:table-cell>
          <table:table-cell office:value-type="float" office:value="213780" table:style-name="ce46">
            <text:p>213.780</text:p>
          </table:table-cell>
          <table:table-cell office:value-type="percentage" office:value="1" table:style-name="ce47">
            <text:p>100,0%</text:p>
          </table:table-cell>
          <table:table-cell office:value-type="float" office:value="278623" table:style-name="ce46">
            <text:p>278.623</text:p>
          </table:table-cell>
          <table:table-cell office:value-type="percentage" office:value="0.99465941260678492" table:style-name="ce47">
            <text:p>99,5%</text:p>
          </table:table-cell>
          <table:table-cell office:value-type="float" office:value="324049" table:style-name="ce46">
            <text:p>324.049</text:p>
          </table:table-cell>
          <table:table-cell office:value-type="percentage" office:value="0.95314977189633421" table:style-name="ce47">
            <text:p>95,3%</text:p>
          </table:table-cell>
          <table:table-cell office:value-type="float" office:value="320755" table:style-name="ce46">
            <text:p>320.755</text:p>
          </table:table-cell>
          <table:table-cell office:value-type="percentage" office:value="0.88573811279281367" table:style-name="ce47">
            <text:p>88,6%</text:p>
          </table:table-cell>
          <table:table-cell office:value-type="float" office:value="203381" table:style-name="ce46">
            <text:p>203.381</text:p>
          </table:table-cell>
          <table:table-cell office:value-type="percentage" office:value="0.78060435321616772" table:style-name="ce47">
            <text:p>78,1%</text:p>
          </table:table-cell>
          <table:table-cell office:value-type="float" office:value="164308" table:style-name="ce46">
            <text:p>164.308</text:p>
          </table:table-cell>
          <table:table-cell office:value-type="percentage" office:value="0.81528675062272371" table:style-name="ce47">
            <text:p>81,5%</text:p>
          </table:table-cell>
          <table:table-cell office:value-type="float" office:value="146901" table:style-name="ce46">
            <text:p>146.901</text:p>
          </table:table-cell>
          <table:table-cell office:value-type="percentage" office:value="0.87126792640831285" table:style-name="ce47">
            <text:p>87,1%</text:p>
          </table:table-cell>
          <table:table-cell office:value-type="float" office:value="1816019" table:style-name="ce46">
            <text:p>1.816.01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535845535884852" table:style-name="ce47">
            <text:p>91,5%</text:p>
          </table:table-cell>
          <table:table-cell office:value-type="percentage" office:value="0.81784090458742698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7" table:style-name="ce46">
            <text:p>3.897</text:p>
          </table:table-cell>
          <table:table-cell office:value-type="percentage" office:value="0.90250115794349239" table:style-name="ce47">
            <text:p>90,3%</text:p>
          </table:table-cell>
          <table:table-cell office:value-type="float" office:value="7670" table:style-name="ce46">
            <text:p>7.670</text:p>
          </table:table-cell>
          <table:table-cell office:value-type="percentage" office:value="0.97619956726485935" table:style-name="ce47">
            <text:p>97,6%</text:p>
          </table:table-cell>
          <table:table-cell office:value-type="float" office:value="10607" table:style-name="ce46">
            <text:p>10.607</text:p>
          </table:table-cell>
          <table:table-cell office:value-type="percentage" office:value="0.9178781585323641" table:style-name="ce47">
            <text:p>91,8%</text:p>
          </table:table-cell>
          <table:table-cell office:value-type="float" office:value="11186" table:style-name="ce46">
            <text:p>11.186</text:p>
          </table:table-cell>
          <table:table-cell office:value-type="percentage" office:value="0.884828349944629" table:style-name="ce47">
            <text:p>88,5%</text:p>
          </table:table-cell>
          <table:table-cell office:value-type="float" office:value="9284" table:style-name="ce46">
            <text:p>9.284</text:p>
          </table:table-cell>
          <table:table-cell office:value-type="percentage" office:value="0.7805616277114511" table:style-name="ce47">
            <text:p>78,1%</text:p>
          </table:table-cell>
          <table:table-cell office:value-type="float" office:value="9287" table:style-name="ce46">
            <text:p>9.287</text:p>
          </table:table-cell>
          <table:table-cell office:value-type="percentage" office:value="0.84681316677304641" table:style-name="ce47">
            <text:p>84,7%</text:p>
          </table:table-cell>
          <table:table-cell office:value-type="float" office:value="8601" table:style-name="ce46">
            <text:p>8.601</text:p>
          </table:table-cell>
          <table:table-cell office:value-type="percentage" office:value="0.94247205785667321" table:style-name="ce47">
            <text:p>94,2%</text:p>
          </table:table-cell>
          <table:table-cell office:value-type="float" office:value="62934" table:style-name="ce46">
            <text:p>62.93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683153667300785" table:style-name="ce47">
            <text:p>88,7%</text:p>
          </table:table-cell>
          <table:table-cell office:value-type="percentage" office:value="0.74741692596375386" table:style-name="ce47">
            <text:p>74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6" table:style-name="ce46">
            <text:p>2.016</text:p>
          </table:table-cell>
          <table:table-cell office:value-type="percentage" office:value="0.85823754789272033" table:style-name="ce47">
            <text:p>85,8%</text:p>
          </table:table-cell>
          <table:table-cell office:value-type="float" office:value="3321" table:style-name="ce46">
            <text:p>3.321</text:p>
          </table:table-cell>
          <table:table-cell office:value-type="percentage" office:value="0.88607257203842049" table:style-name="ce47">
            <text:p>88,6%</text:p>
          </table:table-cell>
          <table:table-cell office:value-type="float" office:value="7192" table:style-name="ce46">
            <text:p>7.192</text:p>
          </table:table-cell>
          <table:table-cell office:value-type="percentage" office:value="0.91887057621055324" table:style-name="ce47">
            <text:p>91,9%</text:p>
          </table:table-cell>
          <table:table-cell office:value-type="float" office:value="9718" table:style-name="ce46">
            <text:p>9.718</text:p>
          </table:table-cell>
          <table:table-cell office:value-type="percentage" office:value="0.8600761129303478" table:style-name="ce47">
            <text:p>86,0%</text:p>
          </table:table-cell>
          <table:table-cell office:value-type="float" office:value="10111" table:style-name="ce46">
            <text:p>10.111</text:p>
          </table:table-cell>
          <table:table-cell office:value-type="percentage" office:value="0.84244292617897021" table:style-name="ce47">
            <text:p>84,2%</text:p>
          </table:table-cell>
          <table:table-cell office:value-type="float" office:value="8698" table:style-name="ce46">
            <text:p>8.698</text:p>
          </table:table-cell>
          <table:table-cell office:value-type="percentage" office:value="0.71688782658864258" table:style-name="ce47">
            <text:p>71,7%</text:p>
          </table:table-cell>
          <table:table-cell office:value-type="float" office:value="8879" table:style-name="ce46">
            <text:p>8.879</text:p>
          </table:table-cell>
          <table:table-cell office:value-type="percentage" office:value="0.74022509378907875" table:style-name="ce47">
            <text:p>74,0%</text:p>
          </table:table-cell>
          <table:table-cell office:value-type="float" office:value="8083" table:style-name="ce46">
            <text:p>8.083</text:p>
          </table:table-cell>
          <table:table-cell office:value-type="percentage" office:value="0.84426571965740549" table:style-name="ce47">
            <text:p>84,4%</text:p>
          </table:table-cell>
          <table:table-cell office:value-type="float" office:value="58018" table:style-name="ce46">
            <text:p>58.01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799596768508465" table:style-name="ce47">
            <text:p>81,8%</text:p>
          </table:table-cell>
          <table:table-cell office:value-type="percentage" office:value="0.666291515457761" table:style-name="ce47">
            <text:p>66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41" table:style-name="ce46">
            <text:p>3.541</text:p>
          </table:table-cell>
          <table:table-cell office:value-type="string" table:style-name="ce47">
            <text:p>-</text:p>
          </table:table-cell>
          <table:table-cell office:value-type="float" office:value="9530" table:style-name="ce46">
            <text:p>9.530</text:p>
          </table:table-cell>
          <table:table-cell office:value-type="string" table:style-name="ce47">
            <text:p>-</text:p>
          </table:table-cell>
          <table:table-cell office:value-type="float" office:value="22123" table:style-name="ce46">
            <text:p>22.123</text:p>
          </table:table-cell>
          <table:table-cell office:value-type="string" table:style-name="ce47">
            <text:p>-</text:p>
          </table:table-cell>
          <table:table-cell office:value-type="float" office:value="31875" table:style-name="ce46">
            <text:p>31.875</text:p>
          </table:table-cell>
          <table:table-cell office:value-type="string" table:style-name="ce47">
            <text:p>-</text:p>
          </table:table-cell>
          <table:table-cell office:value-type="float" office:value="24600" table:style-name="ce46">
            <text:p>24.600</text:p>
          </table:table-cell>
          <table:table-cell office:value-type="string" table:style-name="ce47">
            <text:p>-</text:p>
          </table:table-cell>
          <table:table-cell office:value-type="float" office:value="1180" table:style-name="ce46">
            <text:p>1.180</text:p>
          </table:table-cell>
          <table:table-cell office:value-type="string" table:style-name="ce47">
            <text:p>-</text:p>
          </table:table-cell>
          <table:table-cell office:value-type="float" office:value="92899" table:style-name="ce46">
            <text:p>92.89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0" table:style-name="ce49">
            <text:p>40</text:p>
          </table:table-cell>
          <table:table-cell office:value-type="string" table:style-name="ce50">
            <text:p>-</text:p>
          </table:table-cell>
          <table:table-cell office:value-type="float" office:value="237" table:style-name="ce49">
            <text:p>237</text:p>
          </table:table-cell>
          <table:table-cell office:value-type="string" table:style-name="ce50">
            <text:p>-</text:p>
          </table:table-cell>
          <table:table-cell office:value-type="float" office:value="716" table:style-name="ce49">
            <text:p>716</text:p>
          </table:table-cell>
          <table:table-cell office:value-type="string" table:style-name="ce50">
            <text:p>-</text:p>
          </table:table-cell>
          <table:table-cell office:value-type="float" office:value="1369" table:style-name="ce49">
            <text:p>1.369</text:p>
          </table:table-cell>
          <table:table-cell office:value-type="string" table:style-name="ce50">
            <text:p>-</text:p>
          </table:table-cell>
          <table:table-cell office:value-type="float" office:value="1615" table:style-name="ce49">
            <text:p>1.615</text:p>
          </table:table-cell>
          <table:table-cell office:value-type="string" table:style-name="ce50">
            <text:p>-</text:p>
          </table:table-cell>
          <table:table-cell office:value-type="float" office:value="1335" table:style-name="ce49">
            <text:p>1.335</text:p>
          </table:table-cell>
          <table:table-cell office:value-type="string" table:style-name="ce50">
            <text:p>-</text:p>
          </table:table-cell>
          <table:table-cell office:value-type="float" office:value="175" table:style-name="ce49">
            <text:p>175</text:p>
          </table:table-cell>
          <table:table-cell office:value-type="string" table:style-name="ce50">
            <text:p>-</text:p>
          </table:table-cell>
          <table:table-cell office:value-type="float" office:value="5515" table:style-name="ce49">
            <text:p>5.51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8474" table:style-name="ce53">
            <text:p>2.938.474</text:p>
          </table:table-cell>
          <table:table-cell office:value-type="percentage" office:value="1" table:style-name="ce54">
            <text:p>100,0%</text:p>
          </table:table-cell>
          <table:table-cell office:value-type="float" office:value="3944217" table:style-name="ce53">
            <text:p>3.944.217</text:p>
          </table:table-cell>
          <table:table-cell office:value-type="percentage" office:value="0.99600307572262436" table:style-name="ce54">
            <text:p>99,6%</text:p>
          </table:table-cell>
          <table:table-cell office:value-type="float" office:value="5282874" table:style-name="ce53">
            <text:p>5.282.874</text:p>
          </table:table-cell>
          <table:table-cell office:value-type="percentage" office:value="0.98986094398598756" table:style-name="ce54">
            <text:p>99,0%</text:p>
          </table:table-cell>
          <table:table-cell office:value-type="float" office:value="6687681" table:style-name="ce53">
            <text:p>6.687.681</text:p>
          </table:table-cell>
          <table:table-cell office:value-type="percentage" office:value="0.95085881376411041" table:style-name="ce54">
            <text:p>95,1%</text:p>
          </table:table-cell>
          <table:table-cell office:value-type="float" office:value="6986957" table:style-name="ce53">
            <text:p>6.986.957</text:p>
          </table:table-cell>
          <table:table-cell office:value-type="percentage" office:value="0.88535096899453192" table:style-name="ce54">
            <text:p>88,5%</text:p>
          </table:table-cell>
          <table:table-cell office:value-type="float" office:value="4918243" table:style-name="ce53">
            <text:p>4.918.243</text:p>
          </table:table-cell>
          <table:table-cell office:value-type="percentage" office:value="0.78939404080281805" table:style-name="ce54">
            <text:p>78,9%</text:p>
          </table:table-cell>
          <table:table-cell office:value-type="float" office:value="4011448" table:style-name="ce53">
            <text:p>4.011.448</text:p>
          </table:table-cell>
          <table:table-cell office:value-type="percentage" office:value="0.81127200362412633" table:style-name="ce54">
            <text:p>81,1%</text:p>
          </table:table-cell>
          <table:table-cell office:value-type="float" office:value="3347884" table:style-name="ce53">
            <text:p>3.347.884</text:p>
          </table:table-cell>
          <table:table-cell office:value-type="percentage" office:value="0.86092937305814865" table:style-name="ce54">
            <text:p>86,1%</text:p>
          </table:table-cell>
          <table:table-cell office:value-type="float" office:value="38117778" table:style-name="ce53">
            <text:p>38.117.77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98420138335323" table:style-name="ce54">
            <text:p>90,5%</text:p>
          </table:table-cell>
          <table:table-cell office:value-type="percentage" office:value="0.80331168318676216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803" table:style-name="ce43">
            <text:p>428.803</text:p>
          </table:table-cell>
          <table:table-cell office:value-type="percentage" office:value="1" table:style-name="ce44">
            <text:p>100,0%</text:p>
          </table:table-cell>
          <table:table-cell office:value-type="float" office:value="649641" table:style-name="ce43">
            <text:p>649.641</text:p>
          </table:table-cell>
          <table:table-cell office:value-type="percentage" office:value="0.99886220538422865" table:style-name="ce44">
            <text:p>99,9%</text:p>
          </table:table-cell>
          <table:table-cell office:value-type="float" office:value="922143" table:style-name="ce43">
            <text:p>922.143</text:p>
          </table:table-cell>
          <table:table-cell office:value-type="percentage" office:value="1.0065448012163987" table:style-name="ce44">
            <text:p>100,7%</text:p>
          </table:table-cell>
          <table:table-cell office:value-type="float" office:value="1207192" table:style-name="ce43">
            <text:p>1.207.192</text:p>
          </table:table-cell>
          <table:table-cell office:value-type="percentage" office:value="0.9542861343803779" table:style-name="ce44">
            <text:p>95,4%</text:p>
          </table:table-cell>
          <table:table-cell office:value-type="float" office:value="1238945" table:style-name="ce43">
            <text:p>1.238.945</text:p>
          </table:table-cell>
          <table:table-cell office:value-type="percentage" office:value="0.89447150198467418" table:style-name="ce44">
            <text:p>89,4%</text:p>
          </table:table-cell>
          <table:table-cell office:value-type="float" office:value="910348" table:style-name="ce43">
            <text:p>910.348</text:p>
          </table:table-cell>
          <table:table-cell office:value-type="percentage" office:value="0.79839890126177737" table:style-name="ce44">
            <text:p>79,8%</text:p>
          </table:table-cell>
          <table:table-cell office:value-type="float" office:value="745105" table:style-name="ce43">
            <text:p>745.105</text:p>
          </table:table-cell>
          <table:table-cell office:value-type="percentage" office:value="0.8023338703008166" table:style-name="ce44">
            <text:p>80,2%</text:p>
          </table:table-cell>
          <table:table-cell office:value-type="float" office:value="653954" table:style-name="ce43">
            <text:p>653.954</text:p>
          </table:table-cell>
          <table:table-cell office:value-type="percentage" office:value="0.86857208127962682" table:style-name="ce44">
            <text:p>86,9%</text:p>
          </table:table-cell>
          <table:table-cell office:value-type="float" office:value="6756131" table:style-name="ce43">
            <text:p>6.756.13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662287514383766" table:style-name="ce44">
            <text:p>90,7%</text:p>
          </table:table-cell>
          <table:table-cell office:value-type="percentage" office:value="0.79818087755899381" table:style-name="ce44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98" table:style-name="ce46">
            <text:p>99.998</text:p>
          </table:table-cell>
          <table:table-cell office:value-type="percentage" office:value="1" table:style-name="ce47">
            <text:p>100,0%</text:p>
          </table:table-cell>
          <table:table-cell office:value-type="float" office:value="118585" table:style-name="ce46">
            <text:p>118.585</text:p>
          </table:table-cell>
          <table:table-cell office:value-type="percentage" office:value="0.99688958009331263" table:style-name="ce47">
            <text:p>99,7%</text:p>
          </table:table-cell>
          <table:table-cell office:value-type="float" office:value="152655" table:style-name="ce46">
            <text:p>152.655</text:p>
          </table:table-cell>
          <table:table-cell office:value-type="percentage" office:value="0.97626097578133497" table:style-name="ce47">
            <text:p>97,6%</text:p>
          </table:table-cell>
          <table:table-cell office:value-type="float" office:value="184146" table:style-name="ce46">
            <text:p>184.146</text:p>
          </table:table-cell>
          <table:table-cell office:value-type="percentage" office:value="0.92878254466222143" table:style-name="ce47">
            <text:p>92,9%</text:p>
          </table:table-cell>
          <table:table-cell office:value-type="float" office:value="185495" table:style-name="ce46">
            <text:p>185.495</text:p>
          </table:table-cell>
          <table:table-cell office:value-type="percentage" office:value="0.86299623621146071" table:style-name="ce47">
            <text:p>86,3%</text:p>
          </table:table-cell>
          <table:table-cell office:value-type="float" office:value="122567" table:style-name="ce46">
            <text:p>122.567</text:p>
          </table:table-cell>
          <table:table-cell office:value-type="percentage" office:value="0.74605870250660433" table:style-name="ce47">
            <text:p>74,6%</text:p>
          </table:table-cell>
          <table:table-cell office:value-type="float" office:value="100653" table:style-name="ce46">
            <text:p>100.653</text:p>
          </table:table-cell>
          <table:table-cell office:value-type="percentage" office:value="0.77187291508500699" table:style-name="ce47">
            <text:p>77,2%</text:p>
          </table:table-cell>
          <table:table-cell office:value-type="float" office:value="85630" table:style-name="ce46">
            <text:p>85.630</text:p>
          </table:table-cell>
          <table:table-cell office:value-type="percentage" office:value="0.83048036543851655" table:style-name="ce47">
            <text:p>83,0%</text:p>
          </table:table-cell>
          <table:table-cell office:value-type="float" office:value="1049729" table:style-name="ce46">
            <text:p>1.049.72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574709695274967" table:style-name="ce47">
            <text:p>88,6%</text:p>
          </table:table-cell>
          <table:table-cell office:value-type="percentage" office:value="0.78963149291668144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2" table:style-name="ce46">
            <text:p>88.19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1" table:style-name="ce46">
            <text:p>113.96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5" table:style-name="ce46">
            <text:p>147.425</text:p>
          </table:table-cell>
          <table:table-cell office:value-type="percentage" office:value="0.98511880897014403" table:style-name="ce47">
            <text:p>98,5%</text:p>
          </table:table-cell>
          <table:table-cell office:value-type="float" office:value="152498" table:style-name="ce46">
            <text:p>152.498</text:p>
          </table:table-cell>
          <table:table-cell office:value-type="percentage" office:value="0.93761259184112633" table:style-name="ce47">
            <text:p>93,8%</text:p>
          </table:table-cell>
          <table:table-cell office:value-type="float" office:value="149837" table:style-name="ce46">
            <text:p>149.837</text:p>
          </table:table-cell>
          <table:table-cell office:value-type="percentage" office:value="0.89726515482684899" table:style-name="ce47">
            <text:p>89,7%</text:p>
          </table:table-cell>
          <table:table-cell office:value-type="float" office:value="89503" table:style-name="ce46">
            <text:p>89.503</text:p>
          </table:table-cell>
          <table:table-cell office:value-type="percentage" office:value="0.78202025320879676" table:style-name="ce47">
            <text:p>78,2%</text:p>
          </table:table-cell>
          <table:table-cell office:value-type="float" office:value="65139" table:style-name="ce46">
            <text:p>65.139</text:p>
          </table:table-cell>
          <table:table-cell office:value-type="percentage" office:value="0.82338739239802305" table:style-name="ce47">
            <text:p>82,3%</text:p>
          </table:table-cell>
          <table:table-cell office:value-type="float" office:value="59598" table:style-name="ce46">
            <text:p>59.598</text:p>
          </table:table-cell>
          <table:table-cell office:value-type="percentage" office:value="0.93121874999999998" table:style-name="ce47">
            <text:p>93,1%</text:p>
          </table:table-cell>
          <table:table-cell office:value-type="float" office:value="866153" table:style-name="ce46">
            <text:p>866.15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43115896638606" table:style-name="ce47">
            <text:p>92,7%</text:p>
          </table:table-cell>
          <table:table-cell office:value-type="percentage" office:value="0.85018315953136292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918" table:style-name="ce46">
            <text:p>50.918</text:p>
          </table:table-cell>
          <table:table-cell office:value-type="percentage" office:value="1" table:style-name="ce47">
            <text:p>100,0%</text:p>
          </table:table-cell>
          <table:table-cell office:value-type="float" office:value="78851" table:style-name="ce46">
            <text:p>78.851</text:p>
          </table:table-cell>
          <table:table-cell office:value-type="percentage" office:value="0.97932088032192355" table:style-name="ce47">
            <text:p>97,9%</text:p>
          </table:table-cell>
          <table:table-cell office:value-type="float" office:value="109487" table:style-name="ce46">
            <text:p>109.487</text:p>
          </table:table-cell>
          <table:table-cell office:value-type="percentage" office:value="0.93394238725251855" table:style-name="ce47">
            <text:p>93,4%</text:p>
          </table:table-cell>
          <table:table-cell office:value-type="float" office:value="148869" table:style-name="ce46">
            <text:p>148.869</text:p>
          </table:table-cell>
          <table:table-cell office:value-type="percentage" office:value="0.89789923822505835" table:style-name="ce47">
            <text:p>89,8%</text:p>
          </table:table-cell>
          <table:table-cell office:value-type="float" office:value="165485" table:style-name="ce46">
            <text:p>165.485</text:p>
          </table:table-cell>
          <table:table-cell office:value-type="percentage" office:value="0.80265506470325743" table:style-name="ce47">
            <text:p>80,3%</text:p>
          </table:table-cell>
          <table:table-cell office:value-type="float" office:value="123545" table:style-name="ce46">
            <text:p>123.545</text:p>
          </table:table-cell>
          <table:table-cell office:value-type="percentage" office:value="0.6781219296656732" table:style-name="ce47">
            <text:p>67,8%</text:p>
          </table:table-cell>
          <table:table-cell office:value-type="float" office:value="94122" table:style-name="ce46">
            <text:p>94.122</text:p>
          </table:table-cell>
          <table:table-cell office:value-type="percentage" office:value="0.68233025474474784" table:style-name="ce47">
            <text:p>68,2%</text:p>
          </table:table-cell>
          <table:table-cell office:value-type="float" office:value="72863" table:style-name="ce46">
            <text:p>72.863</text:p>
          </table:table-cell>
          <table:table-cell office:value-type="percentage" office:value="0.76312316715542527" table:style-name="ce47">
            <text:p>76,3%</text:p>
          </table:table-cell>
          <table:table-cell office:value-type="float" office:value="844140" table:style-name="ce46">
            <text:p>844.14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569902219319002" table:style-name="ce47">
            <text:p>81,6%</text:p>
          </table:table-cell>
          <table:table-cell office:value-type="percentage" office:value="0.72053693291667487" table:style-name="ce47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23" table:style-name="ce46">
            <text:p>92.023</text:p>
          </table:table-cell>
          <table:table-cell office:value-type="percentage" office:value="1" table:style-name="ce47">
            <text:p>100,0%</text:p>
          </table:table-cell>
          <table:table-cell office:value-type="float" office:value="150372" table:style-name="ce46">
            <text:p>150.372</text:p>
          </table:table-cell>
          <table:table-cell office:value-type="percentage" office:value="0.97308630630747228" table:style-name="ce47">
            <text:p>97,3%</text:p>
          </table:table-cell>
          <table:table-cell office:value-type="float" office:value="221148" table:style-name="ce46">
            <text:p>221.148</text:p>
          </table:table-cell>
          <table:table-cell office:value-type="percentage" office:value="0.94068705017610132" table:style-name="ce47">
            <text:p>94,1%</text:p>
          </table:table-cell>
          <table:table-cell office:value-type="float" office:value="318566" table:style-name="ce46">
            <text:p>318.566</text:p>
          </table:table-cell>
          <table:table-cell office:value-type="percentage" office:value="0.9088590404893413" table:style-name="ce47">
            <text:p>90,9%</text:p>
          </table:table-cell>
          <table:table-cell office:value-type="float" office:value="314248" table:style-name="ce46">
            <text:p>314.248</text:p>
          </table:table-cell>
          <table:table-cell office:value-type="percentage" office:value="0.81007620049288009" table:style-name="ce47">
            <text:p>81,0%</text:p>
          </table:table-cell>
          <table:table-cell office:value-type="float" office:value="222970" table:style-name="ce46">
            <text:p>222.970</text:p>
          </table:table-cell>
          <table:table-cell office:value-type="percentage" office:value="0.71709751908765207" table:style-name="ce47">
            <text:p>71,7%</text:p>
          </table:table-cell>
          <table:table-cell office:value-type="float" office:value="179217" table:style-name="ce46">
            <text:p>179.217</text:p>
          </table:table-cell>
          <table:table-cell office:value-type="percentage" office:value="0.7118904618904619" table:style-name="ce47">
            <text:p>71,2%</text:p>
          </table:table-cell>
          <table:table-cell office:value-type="float" office:value="145309" table:style-name="ce46">
            <text:p>145.309</text:p>
          </table:table-cell>
          <table:table-cell office:value-type="percentage" office:value="0.80818367380990785" table:style-name="ce47">
            <text:p>80,8%</text:p>
          </table:table-cell>
          <table:table-cell office:value-type="float" office:value="1643853" table:style-name="ce46">
            <text:p>1.643.85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836943982325351" table:style-name="ce47">
            <text:p>83,8%</text:p>
          </table:table-cell>
          <table:table-cell office:value-type="percentage" office:value="0.75546381537828045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15" table:style-name="ce46">
            <text:p>41.915</text:p>
          </table:table-cell>
          <table:table-cell office:value-type="percentage" office:value="1" table:style-name="ce47">
            <text:p>100,0%</text:p>
          </table:table-cell>
          <table:table-cell office:value-type="float" office:value="55726" table:style-name="ce46">
            <text:p>55.726</text:p>
          </table:table-cell>
          <table:table-cell office:value-type="percentage" office:value="1" table:style-name="ce47">
            <text:p>100,0%</text:p>
          </table:table-cell>
          <table:table-cell office:value-type="float" office:value="76310" table:style-name="ce46">
            <text:p>76.310</text:p>
          </table:table-cell>
          <table:table-cell office:value-type="percentage" office:value="0.98661839808649554" table:style-name="ce47">
            <text:p>98,7%</text:p>
          </table:table-cell>
          <table:table-cell office:value-type="float" office:value="83820" table:style-name="ce46">
            <text:p>83.820</text:p>
          </table:table-cell>
          <table:table-cell office:value-type="percentage" office:value="0.93170601573962919" table:style-name="ce47">
            <text:p>93,2%</text:p>
          </table:table-cell>
          <table:table-cell office:value-type="float" office:value="87219" table:style-name="ce46">
            <text:p>87.219</text:p>
          </table:table-cell>
          <table:table-cell office:value-type="percentage" office:value="0.89209258558438764" table:style-name="ce47">
            <text:p>89,2%</text:p>
          </table:table-cell>
          <table:table-cell office:value-type="float" office:value="53917" table:style-name="ce46">
            <text:p>53.917</text:p>
          </table:table-cell>
          <table:table-cell office:value-type="percentage" office:value="0.76507314858172637" table:style-name="ce47">
            <text:p>76,5%</text:p>
          </table:table-cell>
          <table:table-cell office:value-type="float" office:value="40363" table:style-name="ce46">
            <text:p>40.363</text:p>
          </table:table-cell>
          <table:table-cell office:value-type="percentage" office:value="0.79918819918819917" table:style-name="ce47">
            <text:p>79,9%</text:p>
          </table:table-cell>
          <table:table-cell office:value-type="float" office:value="38554" table:style-name="ce46">
            <text:p>38.554</text:p>
          </table:table-cell>
          <table:table-cell office:value-type="percentage" office:value="0.87696472033300732" table:style-name="ce47">
            <text:p>87,7%</text:p>
          </table:table-cell>
          <table:table-cell office:value-type="float" office:value="477824" table:style-name="ce46">
            <text:p>477.82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165690758155948" table:style-name="ce47">
            <text:p>91,2%</text:p>
          </table:table-cell>
          <table:table-cell office:value-type="percentage" office:value="0.81972877226992391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31" table:style-name="ce46">
            <text:p>226.931</text:p>
          </table:table-cell>
          <table:table-cell office:value-type="percentage" office:value="1" table:style-name="ce47">
            <text:p>100,0%</text:p>
          </table:table-cell>
          <table:table-cell office:value-type="float" office:value="249144" table:style-name="ce46">
            <text:p>249.144</text:p>
          </table:table-cell>
          <table:table-cell office:value-type="percentage" office:value="1" table:style-name="ce47">
            <text:p>100,0%</text:p>
          </table:table-cell>
          <table:table-cell office:value-type="float" office:value="318098" table:style-name="ce46">
            <text:p>318.098</text:p>
          </table:table-cell>
          <table:table-cell office:value-type="percentage" office:value="0.99850270736875146" table:style-name="ce47">
            <text:p>99,9%</text:p>
          </table:table-cell>
          <table:table-cell office:value-type="float" office:value="348973" table:style-name="ce46">
            <text:p>348.973</text:p>
          </table:table-cell>
          <table:table-cell office:value-type="percentage" office:value="0.91551911851511769" table:style-name="ce47">
            <text:p>91,6%</text:p>
          </table:table-cell>
          <table:table-cell office:value-type="float" office:value="315859" table:style-name="ce46">
            <text:p>315.859</text:p>
          </table:table-cell>
          <table:table-cell office:value-type="percentage" office:value="0.8694044948459283" table:style-name="ce47">
            <text:p>86,9%</text:p>
          </table:table-cell>
          <table:table-cell office:value-type="float" office:value="206481" table:style-name="ce46">
            <text:p>206.481</text:p>
          </table:table-cell>
          <table:table-cell office:value-type="percentage" office:value="0.77107583379079325" table:style-name="ce47">
            <text:p>77,1%</text:p>
          </table:table-cell>
          <table:table-cell office:value-type="float" office:value="166102" table:style-name="ce46">
            <text:p>166.102</text:p>
          </table:table-cell>
          <table:table-cell office:value-type="percentage" office:value="0.78719088556723504" table:style-name="ce47">
            <text:p>78,7%</text:p>
          </table:table-cell>
          <table:table-cell office:value-type="float" office:value="134289" table:style-name="ce46">
            <text:p>134.289</text:p>
          </table:table-cell>
          <table:table-cell office:value-type="percentage" office:value="0.81218928040062421" table:style-name="ce47">
            <text:p>81,2%</text:p>
          </table:table-cell>
          <table:table-cell office:value-type="float" office:value="1965877" table:style-name="ce46">
            <text:p>1.965.87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333109247867782" table:style-name="ce47">
            <text:p>90,3%</text:p>
          </table:table-cell>
          <table:table-cell office:value-type="percentage" office:value="0.8208535741098442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362" table:style-name="ce46">
            <text:p>136.362</text:p>
          </table:table-cell>
          <table:table-cell office:value-type="percentage" office:value="1" table:style-name="ce47">
            <text:p>100,0%</text:p>
          </table:table-cell>
          <table:table-cell office:value-type="float" office:value="157193" table:style-name="ce46">
            <text:p>157.193</text:p>
          </table:table-cell>
          <table:table-cell office:value-type="percentage" office:value="0.98800761780252799" table:style-name="ce47">
            <text:p>98,8%</text:p>
          </table:table-cell>
          <table:table-cell office:value-type="float" office:value="216742" table:style-name="ce46">
            <text:p>216.742</text:p>
          </table:table-cell>
          <table:table-cell office:value-type="percentage" office:value="0.99220852941715043" table:style-name="ce47">
            <text:p>99,2%</text:p>
          </table:table-cell>
          <table:table-cell office:value-type="float" office:value="277985" table:style-name="ce46">
            <text:p>277.985</text:p>
          </table:table-cell>
          <table:table-cell office:value-type="percentage" office:value="0.90408094237636516" table:style-name="ce47">
            <text:p>90,4%</text:p>
          </table:table-cell>
          <table:table-cell office:value-type="float" office:value="276672" table:style-name="ce46">
            <text:p>276.672</text:p>
          </table:table-cell>
          <table:table-cell office:value-type="percentage" office:value="0.83686574613209119" table:style-name="ce47">
            <text:p>83,7%</text:p>
          </table:table-cell>
          <table:table-cell office:value-type="float" office:value="195349" table:style-name="ce46">
            <text:p>195.349</text:p>
          </table:table-cell>
          <table:table-cell office:value-type="percentage" office:value="0.73466816597154583" table:style-name="ce47">
            <text:p>73,5%</text:p>
          </table:table-cell>
          <table:table-cell office:value-type="float" office:value="162180" table:style-name="ce46">
            <text:p>162.180</text:p>
          </table:table-cell>
          <table:table-cell office:value-type="percentage" office:value="0.74364135742747228" table:style-name="ce47">
            <text:p>74,4%</text:p>
          </table:table-cell>
          <table:table-cell office:value-type="float" office:value="142337" table:style-name="ce46">
            <text:p>142.337</text:p>
          </table:table-cell>
          <table:table-cell office:value-type="percentage" office:value="0.81816039362656057" table:style-name="ce47">
            <text:p>81,8%</text:p>
          </table:table-cell>
          <table:table-cell office:value-type="float" office:value="1564820" table:style-name="ce46">
            <text:p>1.564.82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512264593229482" table:style-name="ce47">
            <text:p>86,5%</text:p>
          </table:table-cell>
          <table:table-cell office:value-type="percentage" office:value="0.76511046972429875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359" table:style-name="ce46">
            <text:p>45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614570" table:style-name="ce46">
            <text:p>614.570</text:p>
          </table:table-cell>
          <table:table-cell office:value-type="percentage" office:value="0.96738192831013137" table:style-name="ce47">
            <text:p>96,7%</text:p>
          </table:table-cell>
          <table:table-cell office:value-type="float" office:value="788507" table:style-name="ce46">
            <text:p>788.507</text:p>
          </table:table-cell>
          <table:table-cell office:value-type="percentage" office:value="0.94140647385814435" table:style-name="ce47">
            <text:p>94,1%</text:p>
          </table:table-cell>
          <table:table-cell office:value-type="float" office:value="1015516" table:style-name="ce46">
            <text:p>1.015.516</text:p>
          </table:table-cell>
          <table:table-cell office:value-type="percentage" office:value="0.9301470992324461" table:style-name="ce47">
            <text:p>93,0%</text:p>
          </table:table-cell>
          <table:table-cell office:value-type="float" office:value="1112290" table:style-name="ce46">
            <text:p>1.112.290</text:p>
          </table:table-cell>
          <table:table-cell office:value-type="percentage" office:value="0.84472054406476527" table:style-name="ce47">
            <text:p>84,5%</text:p>
          </table:table-cell>
          <table:table-cell office:value-type="float" office:value="755434" table:style-name="ce46">
            <text:p>755.434</text:p>
          </table:table-cell>
          <table:table-cell office:value-type="percentage" office:value="0.72314416666985748" table:style-name="ce47">
            <text:p>72,3%</text:p>
          </table:table-cell>
          <table:table-cell office:value-type="float" office:value="614188" table:style-name="ce46">
            <text:p>614.188</text:p>
          </table:table-cell>
          <table:table-cell office:value-type="percentage" office:value="0.73210439426177232" table:style-name="ce47">
            <text:p>73,2%</text:p>
          </table:table-cell>
          <table:table-cell office:value-type="float" office:value="514859" table:style-name="ce46">
            <text:p>514.859</text:p>
          </table:table-cell>
          <table:table-cell office:value-type="percentage" office:value="0.78464748249680716" table:style-name="ce47">
            <text:p>78,5%</text:p>
          </table:table-cell>
          <table:table-cell office:value-type="float" office:value="5868723" table:style-name="ce46">
            <text:p>5.868.723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445768713346415" table:style-name="ce47">
            <text:p>85,4%</text:p>
          </table:table-cell>
          <table:table-cell office:value-type="percentage" office:value="0.75428813573046083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88" table:style-name="ce46">
            <text:p>293.388</text:p>
          </table:table-cell>
          <table:table-cell office:value-type="percentage" office:value="1" table:style-name="ce47">
            <text:p>100,0%</text:p>
          </table:table-cell>
          <table:table-cell office:value-type="float" office:value="431931" table:style-name="ce46">
            <text:p>431.931</text:p>
          </table:table-cell>
          <table:table-cell office:value-type="percentage" office:value="0.98645463639228803" table:style-name="ce47">
            <text:p>98,6%</text:p>
          </table:table-cell>
          <table:table-cell office:value-type="float" office:value="565559" table:style-name="ce46">
            <text:p>565.559</text:p>
          </table:table-cell>
          <table:table-cell office:value-type="percentage" office:value="0.97387933765893842" table:style-name="ce47">
            <text:p>97,4%</text:p>
          </table:table-cell>
          <table:table-cell office:value-type="float" office:value="709936" table:style-name="ce46">
            <text:p>709.936</text:p>
          </table:table-cell>
          <table:table-cell office:value-type="percentage" office:value="0.94364471099272396" table:style-name="ce47">
            <text:p>94,4%</text:p>
          </table:table-cell>
          <table:table-cell office:value-type="float" office:value="745346" table:style-name="ce46">
            <text:p>745.346</text:p>
          </table:table-cell>
          <table:table-cell office:value-type="percentage" office:value="0.87524248815154748" table:style-name="ce47">
            <text:p>87,5%</text:p>
          </table:table-cell>
          <table:table-cell office:value-type="float" office:value="498960" table:style-name="ce46">
            <text:p>498.960</text:p>
          </table:table-cell>
          <table:table-cell office:value-type="percentage" office:value="0.76909915700591436" table:style-name="ce47">
            <text:p>76,9%</text:p>
          </table:table-cell>
          <table:table-cell office:value-type="float" office:value="412105" table:style-name="ce46">
            <text:p>412.105</text:p>
          </table:table-cell>
          <table:table-cell office:value-type="percentage" office:value="0.79845812844150454" table:style-name="ce47">
            <text:p>79,8%</text:p>
          </table:table-cell>
          <table:table-cell office:value-type="float" office:value="359957" table:style-name="ce46">
            <text:p>359.957</text:p>
          </table:table-cell>
          <table:table-cell office:value-type="percentage" office:value="0.84789332227799619" table:style-name="ce47">
            <text:p>84,8%</text:p>
          </table:table-cell>
          <table:table-cell office:value-type="float" office:value="4017182" table:style-name="ce46">
            <text:p>4.017.18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500249417450395" table:style-name="ce47">
            <text:p>89,5%</text:p>
          </table:table-cell>
          <table:table-cell office:value-type="percentage" office:value="0.79432501547746415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70" table:style-name="ce46">
            <text:p>77.470</text:p>
          </table:table-cell>
          <table:table-cell office:value-type="percentage" office:value="1" table:style-name="ce47">
            <text:p>100,0%</text:p>
          </table:table-cell>
          <table:table-cell office:value-type="float" office:value="95470" table:style-name="ce46">
            <text:p>95.470</text:p>
          </table:table-cell>
          <table:table-cell office:value-type="percentage" office:value="1" table:style-name="ce47">
            <text:p>100,0%</text:p>
          </table:table-cell>
          <table:table-cell office:value-type="float" office:value="131694" table:style-name="ce46">
            <text:p>131.694</text:p>
          </table:table-cell>
          <table:table-cell office:value-type="percentage" office:value="1.0510546940469445" table:style-name="ce47">
            <text:p>105,1%</text:p>
          </table:table-cell>
          <table:table-cell office:value-type="float" office:value="160335" table:style-name="ce46">
            <text:p>160.335</text:p>
          </table:table-cell>
          <table:table-cell office:value-type="percentage" office:value="0.94751678328290467" table:style-name="ce47">
            <text:p>94,8%</text:p>
          </table:table-cell>
          <table:table-cell office:value-type="float" office:value="144487" table:style-name="ce46">
            <text:p>144.487</text:p>
          </table:table-cell>
          <table:table-cell office:value-type="percentage" office:value="0.90590868622017129" table:style-name="ce47">
            <text:p>90,6%</text:p>
          </table:table-cell>
          <table:table-cell office:value-type="float" office:value="110718" table:style-name="ce46">
            <text:p>110.718</text:p>
          </table:table-cell>
          <table:table-cell office:value-type="percentage" office:value="0.82947879441709937" table:style-name="ce47">
            <text:p>82,9%</text:p>
          </table:table-cell>
          <table:table-cell office:value-type="float" office:value="90420" table:style-name="ce46">
            <text:p>90.420</text:p>
          </table:table-cell>
          <table:table-cell office:value-type="percentage" office:value="0.79791740204729966" table:style-name="ce47">
            <text:p>79,8%</text:p>
          </table:table-cell>
          <table:table-cell office:value-type="float" office:value="74546" table:style-name="ce46">
            <text:p>74.546</text:p>
          </table:table-cell>
          <table:table-cell office:value-type="percentage" office:value="0.87959882005899703" table:style-name="ce47">
            <text:p>88,0%</text:p>
          </table:table-cell>
          <table:table-cell office:value-type="float" office:value="885140" table:style-name="ce46">
            <text:p>885.14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836757960935012" table:style-name="ce47">
            <text:p>92,8%</text:p>
          </table:table-cell>
          <table:table-cell office:value-type="percentage" office:value="0.83190866053814572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82" table:style-name="ce46">
            <text:p>240.782</text:p>
          </table:table-cell>
          <table:table-cell office:value-type="percentage" office:value="1" table:style-name="ce47">
            <text:p>100,0%</text:p>
          </table:table-cell>
          <table:table-cell office:value-type="float" office:value="290204" table:style-name="ce46">
            <text:p>290.204</text:p>
          </table:table-cell>
          <table:table-cell office:value-type="percentage" office:value="1" table:style-name="ce47">
            <text:p>100,0%</text:p>
          </table:table-cell>
          <table:table-cell office:value-type="float" office:value="345096" table:style-name="ce46">
            <text:p>345.096</text:p>
          </table:table-cell>
          <table:table-cell office:value-type="percentage" office:value="0.99472223263107229" table:style-name="ce47">
            <text:p>99,5%</text:p>
          </table:table-cell>
          <table:table-cell office:value-type="float" office:value="389143" table:style-name="ce46">
            <text:p>389.143</text:p>
          </table:table-cell>
          <table:table-cell office:value-type="percentage" office:value="0.95874241479813449" table:style-name="ce47">
            <text:p>95,9%</text:p>
          </table:table-cell>
          <table:table-cell office:value-type="float" office:value="405516" table:style-name="ce46">
            <text:p>405.516</text:p>
          </table:table-cell>
          <table:table-cell office:value-type="percentage" office:value="0.91492957238037009" table:style-name="ce47">
            <text:p>91,5%</text:p>
          </table:table-cell>
          <table:table-cell office:value-type="float" office:value="260237" table:style-name="ce46">
            <text:p>260.237</text:p>
          </table:table-cell>
          <table:table-cell office:value-type="percentage" office:value="0.80467088012665111" table:style-name="ce47">
            <text:p>80,5%</text:p>
          </table:table-cell>
          <table:table-cell office:value-type="float" office:value="194544" table:style-name="ce46">
            <text:p>194.544</text:p>
          </table:table-cell>
          <table:table-cell office:value-type="percentage" office:value="0.8422510942458471" table:style-name="ce47">
            <text:p>84,2%</text:p>
          </table:table-cell>
          <table:table-cell office:value-type="float" office:value="165540" table:style-name="ce46">
            <text:p>165.540</text:p>
          </table:table-cell>
          <table:table-cell office:value-type="percentage" office:value="0.91963090324265162" table:style-name="ce47">
            <text:p>92,0%</text:p>
          </table:table-cell>
          <table:table-cell office:value-type="float" office:value="2291062" table:style-name="ce46">
            <text:p>2.291.06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341405591451121" table:style-name="ce47">
            <text:p>93,3%</text:p>
          </table:table-cell>
          <table:table-cell office:value-type="percentage" office:value="0.84797020081656094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71" table:style-name="ce46">
            <text:p>28.571</text:p>
          </table:table-cell>
          <table:table-cell office:value-type="percentage" office:value="1" table:style-name="ce47">
            <text:p>100,0%</text:p>
          </table:table-cell>
          <table:table-cell office:value-type="float" office:value="37511" table:style-name="ce46">
            <text:p>37.511</text:p>
          </table:table-cell>
          <table:table-cell office:value-type="percentage" office:value="0.99451190413065382" table:style-name="ce47">
            <text:p>99,5%</text:p>
          </table:table-cell>
          <table:table-cell office:value-type="float" office:value="44802" table:style-name="ce46">
            <text:p>44.802</text:p>
          </table:table-cell>
          <table:table-cell office:value-type="percentage" office:value="0.93995468277945615" table:style-name="ce47">
            <text:p>94,0%</text:p>
          </table:table-cell>
          <table:table-cell office:value-type="float" office:value="46847" table:style-name="ce46">
            <text:p>46.847</text:p>
          </table:table-cell>
          <table:table-cell office:value-type="percentage" office:value="0.88479045082818664" table:style-name="ce47">
            <text:p>88,5%</text:p>
          </table:table-cell>
          <table:table-cell office:value-type="float" office:value="30419" table:style-name="ce46">
            <text:p>30.419</text:p>
          </table:table-cell>
          <table:table-cell office:value-type="percentage" office:value="0.7736463287469163" table:style-name="ce47">
            <text:p>77,4%</text:p>
          </table:table-cell>
          <table:table-cell office:value-type="float" office:value="23266" table:style-name="ce46">
            <text:p>23.266</text:p>
          </table:table-cell>
          <table:table-cell office:value-type="percentage" office:value="0.76387156083787511" table:style-name="ce47">
            <text:p>76,4%</text:p>
          </table:table-cell>
          <table:table-cell office:value-type="float" office:value="21221" table:style-name="ce46">
            <text:p>21.221</text:p>
          </table:table-cell>
          <table:table-cell office:value-type="percentage" office:value="0.83115306282312396" table:style-name="ce47">
            <text:p>83,1%</text:p>
          </table:table-cell>
          <table:table-cell office:value-type="float" office:value="255811" table:style-name="ce46">
            <text:p>255.81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083811670246861" table:style-name="ce47">
            <text:p>90,1%</text:p>
          </table:table-cell>
          <table:table-cell office:value-type="percentage" office:value="0.79962427402364389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160" table:style-name="ce46">
            <text:p>371.160</text:p>
          </table:table-cell>
          <table:table-cell office:value-type="percentage" office:value="1" table:style-name="ce47">
            <text:p>100,0%</text:p>
          </table:table-cell>
          <table:table-cell office:value-type="float" office:value="509185" table:style-name="ce46">
            <text:p>509.185</text:p>
          </table:table-cell>
          <table:table-cell office:value-type="percentage" office:value="0.96788327272796393" table:style-name="ce47">
            <text:p>96,8%</text:p>
          </table:table-cell>
          <table:table-cell office:value-type="float" office:value="677397" table:style-name="ce46">
            <text:p>677.397</text:p>
          </table:table-cell>
          <table:table-cell office:value-type="percentage" office:value="0.96313784704893768" table:style-name="ce47">
            <text:p>96,3%</text:p>
          </table:table-cell>
          <table:table-cell office:value-type="float" office:value="934470" table:style-name="ce46">
            <text:p>934.470</text:p>
          </table:table-cell>
          <table:table-cell office:value-type="percentage" office:value="0.9606150600904827" table:style-name="ce47">
            <text:p>96,1%</text:p>
          </table:table-cell>
          <table:table-cell office:value-type="float" office:value="1014739" table:style-name="ce46">
            <text:p>1.014.739</text:p>
          </table:table-cell>
          <table:table-cell office:value-type="percentage" office:value="0.87029523032734091" table:style-name="ce47">
            <text:p>87,0%</text:p>
          </table:table-cell>
          <table:table-cell office:value-type="float" office:value="725116" table:style-name="ce46">
            <text:p>725.116</text:p>
          </table:table-cell>
          <table:table-cell office:value-type="percentage" office:value="0.7635693525967735" table:style-name="ce47">
            <text:p>76,4%</text:p>
          </table:table-cell>
          <table:table-cell office:value-type="float" office:value="576370" table:style-name="ce46">
            <text:p>576.370</text:p>
          </table:table-cell>
          <table:table-cell office:value-type="percentage" office:value="0.77628202969796967" table:style-name="ce47">
            <text:p>77,6%</text:p>
          </table:table-cell>
          <table:table-cell office:value-type="float" office:value="442441" table:style-name="ce46">
            <text:p>442.441</text:p>
          </table:table-cell>
          <table:table-cell office:value-type="percentage" office:value="0.79929074939209677" table:style-name="ce47">
            <text:p>79,9%</text:p>
          </table:table-cell>
          <table:table-cell office:value-type="float" office:value="5250878" table:style-name="ce46">
            <text:p>5.250.87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837626927148948" table:style-name="ce47">
            <text:p>87,8%</text:p>
          </table:table-cell>
          <table:table-cell office:value-type="percentage" office:value="0.77447857545729371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92" table:style-name="ce46">
            <text:p>73.192</text:p>
          </table:table-cell>
          <table:table-cell office:value-type="percentage" office:value="1" table:style-name="ce47">
            <text:p>100,0%</text:p>
          </table:table-cell>
          <table:table-cell office:value-type="float" office:value="102461" table:style-name="ce46">
            <text:p>102.461</text:p>
          </table:table-cell>
          <table:table-cell office:value-type="percentage" office:value="0.99574339886685004" table:style-name="ce47">
            <text:p>99,6%</text:p>
          </table:table-cell>
          <table:table-cell office:value-type="float" office:value="145781" table:style-name="ce46">
            <text:p>145.781</text:p>
          </table:table-cell>
          <table:table-cell office:value-type="percentage" office:value="0.99232177742684247" table:style-name="ce47">
            <text:p>99,2%</text:p>
          </table:table-cell>
          <table:table-cell office:value-type="float" office:value="204963" table:style-name="ce46">
            <text:p>204.963</text:p>
          </table:table-cell>
          <table:table-cell office:value-type="percentage" office:value="0.96111246576884124" table:style-name="ce47">
            <text:p>96,1%</text:p>
          </table:table-cell>
          <table:table-cell office:value-type="float" office:value="226888" table:style-name="ce46">
            <text:p>226.888</text:p>
          </table:table-cell>
          <table:table-cell office:value-type="percentage" office:value="0.89270805053569247" table:style-name="ce47">
            <text:p>89,3%</text:p>
          </table:table-cell>
          <table:table-cell office:value-type="float" office:value="161628" table:style-name="ce46">
            <text:p>161.628</text:p>
          </table:table-cell>
          <table:table-cell office:value-type="percentage" office:value="0.77332861250795448" table:style-name="ce47">
            <text:p>77,3%</text:p>
          </table:table-cell>
          <table:table-cell office:value-type="float" office:value="134274" table:style-name="ce46">
            <text:p>134.274</text:p>
          </table:table-cell>
          <table:table-cell office:value-type="percentage" office:value="0.77953880451442104" table:style-name="ce47">
            <text:p>78,0%</text:p>
          </table:table-cell>
          <table:table-cell office:value-type="float" office:value="115168" table:style-name="ce46">
            <text:p>115.168</text:p>
          </table:table-cell>
          <table:table-cell office:value-type="percentage" office:value="0.81164813170394801" table:style-name="ce47">
            <text:p>81,2%</text:p>
          </table:table-cell>
          <table:table-cell office:value-type="float" office:value="1164355" table:style-name="ce46">
            <text:p>1.164.35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872766741188136" table:style-name="ce47">
            <text:p>88,9%</text:p>
          </table:table-cell>
          <table:table-cell office:value-type="percentage" office:value="0.77045772012723235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4" table:style-name="ce46">
            <text:p>42.124</text:p>
          </table:table-cell>
          <table:table-cell office:value-type="percentage" office:value="1" table:style-name="ce47">
            <text:p>100,0%</text:p>
          </table:table-cell>
          <table:table-cell office:value-type="float" office:value="55760" table:style-name="ce46">
            <text:p>55.760</text:p>
          </table:table-cell>
          <table:table-cell office:value-type="percentage" office:value="0.99942644106681966" table:style-name="ce47">
            <text:p>99,9%</text:p>
          </table:table-cell>
          <table:table-cell office:value-type="float" office:value="71736" table:style-name="ce46">
            <text:p>71.736</text:p>
          </table:table-cell>
          <table:table-cell office:value-type="percentage" office:value="0.97145333405557666" table:style-name="ce47">
            <text:p>97,1%</text:p>
          </table:table-cell>
          <table:table-cell office:value-type="float" office:value="91335" table:style-name="ce46">
            <text:p>91.335</text:p>
          </table:table-cell>
          <table:table-cell office:value-type="percentage" office:value="0.94457774008728568" table:style-name="ce47">
            <text:p>94,5%</text:p>
          </table:table-cell>
          <table:table-cell office:value-type="float" office:value="94557" table:style-name="ce46">
            <text:p>94.557</text:p>
          </table:table-cell>
          <table:table-cell office:value-type="percentage" office:value="0.87551156460065549" table:style-name="ce47">
            <text:p>87,6%</text:p>
          </table:table-cell>
          <table:table-cell office:value-type="float" office:value="63029" table:style-name="ce46">
            <text:p>63.029</text:p>
          </table:table-cell>
          <table:table-cell office:value-type="percentage" office:value="0.77487367994000567" table:style-name="ce47">
            <text:p>77,5%</text:p>
          </table:table-cell>
          <table:table-cell office:value-type="float" office:value="55545" table:style-name="ce46">
            <text:p>55.545</text:p>
          </table:table-cell>
          <table:table-cell office:value-type="percentage" office:value="0.81531551367299304" table:style-name="ce47">
            <text:p>81,5%</text:p>
          </table:table-cell>
          <table:table-cell office:value-type="float" office:value="48285" table:style-name="ce46">
            <text:p>48.285</text:p>
          </table:table-cell>
          <table:table-cell office:value-type="percentage" office:value="0.85629921259842523" table:style-name="ce47">
            <text:p>85,6%</text:p>
          </table:table-cell>
          <table:table-cell office:value-type="float" office:value="522371" table:style-name="ce46">
            <text:p>522.37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854202430876884" table:style-name="ce47">
            <text:p>89,9%</text:p>
          </table:table-cell>
          <table:table-cell office:value-type="percentage" office:value="0.7900383698050657" table:style-name="ce47">
            <text:p>79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55" table:style-name="ce46">
            <text:p>161.955</text:p>
          </table:table-cell>
          <table:table-cell office:value-type="percentage" office:value="1.0253561253561254" table:style-name="ce47">
            <text:p>102,5%</text:p>
          </table:table-cell>
          <table:table-cell office:value-type="float" office:value="212242" table:style-name="ce46">
            <text:p>212.242</text:p>
          </table:table-cell>
          <table:table-cell office:value-type="percentage" office:value="0.99606253021151581" table:style-name="ce47">
            <text:p>99,6%</text:p>
          </table:table-cell>
          <table:table-cell office:value-type="float" office:value="273458" table:style-name="ce46">
            <text:p>273.458</text:p>
          </table:table-cell>
          <table:table-cell office:value-type="percentage" office:value="0.97622082043702851" table:style-name="ce47">
            <text:p>97,6%</text:p>
          </table:table-cell>
          <table:table-cell office:value-type="float" office:value="320791" table:style-name="ce46">
            <text:p>320.791</text:p>
          </table:table-cell>
          <table:table-cell office:value-type="percentage" office:value="0.94356677069331163" table:style-name="ce47">
            <text:p>94,4%</text:p>
          </table:table-cell>
          <table:table-cell office:value-type="float" office:value="316287" table:style-name="ce46">
            <text:p>316.287</text:p>
          </table:table-cell>
          <table:table-cell office:value-type="percentage" office:value="0.87340010438153937" table:style-name="ce47">
            <text:p>87,3%</text:p>
          </table:table-cell>
          <table:table-cell office:value-type="float" office:value="197915" table:style-name="ce46">
            <text:p>197.915</text:p>
          </table:table-cell>
          <table:table-cell office:value-type="percentage" office:value="0.75962509067601125" table:style-name="ce47">
            <text:p>76,0%</text:p>
          </table:table-cell>
          <table:table-cell office:value-type="float" office:value="159270" table:style-name="ce46">
            <text:p>159.270</text:p>
          </table:table-cell>
          <table:table-cell office:value-type="percentage" office:value="0.79028848730239065" table:style-name="ce47">
            <text:p>79,0%</text:p>
          </table:table-cell>
          <table:table-cell office:value-type="float" office:value="143430" table:style-name="ce46">
            <text:p>143.430</text:p>
          </table:table-cell>
          <table:table-cell office:value-type="percentage" office:value="0.85068147041030573" table:style-name="ce47">
            <text:p>85,1%</text:p>
          </table:table-cell>
          <table:table-cell office:value-type="float" office:value="1785348" table:style-name="ce46">
            <text:p>1.785.34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989883781943336" table:style-name="ce47">
            <text:p>90,0%</text:p>
          </table:table-cell>
          <table:table-cell office:value-type="percentage" office:value="0.80402827466196869" table:style-name="ce47">
            <text:p>8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1" table:style-name="ce46">
            <text:p>2.381</text:p>
          </table:table-cell>
          <table:table-cell office:value-type="percentage" office:value="0.91401151631477928" table:style-name="ce47">
            <text:p>91,4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3" table:style-name="ce46">
            <text:p>7.543</text:p>
          </table:table-cell>
          <table:table-cell office:value-type="percentage" office:value="0.96003563701158201" table:style-name="ce47">
            <text:p>96,0%</text:p>
          </table:table-cell>
          <table:table-cell office:value-type="float" office:value="10464" table:style-name="ce46">
            <text:p>10.464</text:p>
          </table:table-cell>
          <table:table-cell office:value-type="percentage" office:value="0.90550363447559712" table:style-name="ce47">
            <text:p>90,6%</text:p>
          </table:table-cell>
          <table:table-cell office:value-type="float" office:value="10920" table:style-name="ce46">
            <text:p>10.920</text:p>
          </table:table-cell>
          <table:table-cell office:value-type="percentage" office:value="0.86378737541528239" table:style-name="ce47">
            <text:p>86,4%</text:p>
          </table:table-cell>
          <table:table-cell office:value-type="float" office:value="8871" table:style-name="ce46">
            <text:p>8.871</text:p>
          </table:table-cell>
          <table:table-cell office:value-type="percentage" office:value="0.74583823776694136" table:style-name="ce47">
            <text:p>74,6%</text:p>
          </table:table-cell>
          <table:table-cell office:value-type="float" office:value="8509" table:style-name="ce46">
            <text:p>8.509</text:p>
          </table:table-cell>
          <table:table-cell office:value-type="percentage" office:value="0.77587307376675485" table:style-name="ce47">
            <text:p>77,6%</text:p>
          </table:table-cell>
          <table:table-cell office:value-type="float" office:value="7794" table:style-name="ce46">
            <text:p>7.794</text:p>
          </table:table-cell>
          <table:table-cell office:value-type="percentage" office:value="0.854043392504931" table:style-name="ce47">
            <text:p>85,4%</text:p>
          </table:table-cell>
          <table:table-cell office:value-type="float" office:value="60344" table:style-name="ce46">
            <text:p>60.34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033467202141899" table:style-name="ce47">
            <text:p>85,0%</text:p>
          </table:table-cell>
          <table:table-cell office:value-type="percentage" office:value="0.71665756157810978" table:style-name="ce47">
            <text:p>7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4" table:style-name="ce46">
            <text:p>3.254</text:p>
          </table:table-cell>
          <table:table-cell office:value-type="percentage" office:value="0.86819637139807893" table:style-name="ce47">
            <text:p>86,8%</text:p>
          </table:table-cell>
          <table:table-cell office:value-type="float" office:value="7031" table:style-name="ce46">
            <text:p>7.031</text:p>
          </table:table-cell>
          <table:table-cell office:value-type="percentage" office:value="0.89830075380094543" table:style-name="ce47">
            <text:p>89,8%</text:p>
          </table:table-cell>
          <table:table-cell office:value-type="float" office:value="9513" table:style-name="ce46">
            <text:p>9.513</text:p>
          </table:table-cell>
          <table:table-cell office:value-type="percentage" office:value="0.84193291441720508" table:style-name="ce47">
            <text:p>84,2%</text:p>
          </table:table-cell>
          <table:table-cell office:value-type="float" office:value="9868" table:style-name="ce46">
            <text:p>9.868</text:p>
          </table:table-cell>
          <table:table-cell office:value-type="percentage" office:value="0.8221963006165639" table:style-name="ce47">
            <text:p>82,2%</text:p>
          </table:table-cell>
          <table:table-cell office:value-type="float" office:value="8310" table:style-name="ce46">
            <text:p>8.310</text:p>
          </table:table-cell>
          <table:table-cell office:value-type="percentage" office:value="0.68490892606939746" table:style-name="ce47">
            <text:p>68,5%</text:p>
          </table:table-cell>
          <table:table-cell office:value-type="float" office:value="8108" table:style-name="ce46">
            <text:p>8.108</text:p>
          </table:table-cell>
          <table:table-cell office:value-type="percentage" office:value="0.67594831179658188" table:style-name="ce47">
            <text:p>67,6%</text:p>
          </table:table-cell>
          <table:table-cell office:value-type="float" office:value="7363" table:style-name="ce46">
            <text:p>7.363</text:p>
          </table:table-cell>
          <table:table-cell office:value-type="percentage" office:value="0.7690620430332149" table:style-name="ce47">
            <text:p>76,9%</text:p>
          </table:table-cell>
          <table:table-cell office:value-type="float" office:value="55417" table:style-name="ce46">
            <text:p>55.41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132446036065251" table:style-name="ce47">
            <text:p>78,1%</text:p>
          </table:table-cell>
          <table:table-cell office:value-type="percentage" office:value="0.63642105746704025" table:style-name="ce47">
            <text:p>6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13" table:style-name="ce46">
            <text:p>3.413</text:p>
          </table:table-cell>
          <table:table-cell office:value-type="string" table:style-name="ce47">
            <text:p>-</text:p>
          </table:table-cell>
          <table:table-cell office:value-type="float" office:value="8955" table:style-name="ce46">
            <text:p>8.955</text:p>
          </table:table-cell>
          <table:table-cell office:value-type="string" table:style-name="ce47">
            <text:p>-</text:p>
          </table:table-cell>
          <table:table-cell office:value-type="float" office:value="20714" table:style-name="ce46">
            <text:p>20.714</text:p>
          </table:table-cell>
          <table:table-cell office:value-type="string" table:style-name="ce47">
            <text:p>-</text:p>
          </table:table-cell>
          <table:table-cell office:value-type="float" office:value="29963" table:style-name="ce46">
            <text:p>29.963</text:p>
          </table:table-cell>
          <table:table-cell office:value-type="string" table:style-name="ce47">
            <text:p>-</text:p>
          </table:table-cell>
          <table:table-cell office:value-type="float" office:value="22662" table:style-name="ce46">
            <text:p>22.662</text:p>
          </table:table-cell>
          <table:table-cell office:value-type="string" table:style-name="ce47">
            <text:p>-</text:p>
          </table:table-cell>
          <table:table-cell office:value-type="float" office:value="1155" table:style-name="ce46">
            <text:p>1.155</text:p>
          </table:table-cell>
          <table:table-cell office:value-type="string" table:style-name="ce47">
            <text:p>-</text:p>
          </table:table-cell>
          <table:table-cell office:value-type="float" office:value="86902" table:style-name="ce46">
            <text:p>86.90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9" table:style-name="ce49">
            <text:p>39</text:p>
          </table:table-cell>
          <table:table-cell office:value-type="string" table:style-name="ce50">
            <text:p>-</text:p>
          </table:table-cell>
          <table:table-cell office:value-type="float" office:value="226" table:style-name="ce49">
            <text:p>226</text:p>
          </table:table-cell>
          <table:table-cell office:value-type="string" table:style-name="ce50">
            <text:p>-</text:p>
          </table:table-cell>
          <table:table-cell office:value-type="float" office:value="693" table:style-name="ce49">
            <text:p>693</text:p>
          </table:table-cell>
          <table:table-cell office:value-type="string" table:style-name="ce50">
            <text:p>-</text:p>
          </table:table-cell>
          <table:table-cell office:value-type="float" office:value="1329" table:style-name="ce49">
            <text:p>1.329</text:p>
          </table:table-cell>
          <table:table-cell office:value-type="string" table:style-name="ce50">
            <text:p>-</text:p>
          </table:table-cell>
          <table:table-cell office:value-type="float" office:value="1556" table:style-name="ce49">
            <text:p>1.556</text:p>
          </table:table-cell>
          <table:table-cell office:value-type="string" table:style-name="ce50">
            <text:p>-</text:p>
          </table:table-cell>
          <table:table-cell office:value-type="float" office:value="1288" table:style-name="ce49">
            <text:p>1.288</text:p>
          </table:table-cell>
          <table:table-cell office:value-type="string" table:style-name="ce50">
            <text:p>-</text:p>
          </table:table-cell>
          <table:table-cell office:value-type="float" office:value="159" table:style-name="ce49">
            <text:p>159</text:p>
          </table:table-cell>
          <table:table-cell office:value-type="string" table:style-name="ce50">
            <text:p>-</text:p>
          </table:table-cell>
          <table:table-cell office:value-type="float" office:value="5317" table:style-name="ce49">
            <text:p>5.31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6147" table:style-name="ce53">
            <text:p>2.906.147</text:p>
          </table:table-cell>
          <table:table-cell office:value-type="percentage" office:value="1" table:style-name="ce54">
            <text:p>100,0%</text:p>
          </table:table-cell>
          <table:table-cell office:value-type="float" office:value="3921039" table:style-name="ce53">
            <text:p>3.921.039</text:p>
          </table:table-cell>
          <table:table-cell office:value-type="percentage" office:value="0.99015011193054625" table:style-name="ce54">
            <text:p>99,0%</text:p>
          </table:table-cell>
          <table:table-cell office:value-type="float" office:value="5218960" table:style-name="ce53">
            <text:p>5.218.960</text:p>
          </table:table-cell>
          <table:table-cell office:value-type="percentage" office:value="0.97788527082514365" table:style-name="ce54">
            <text:p>97,8%</text:p>
          </table:table-cell>
          <table:table-cell office:value-type="float" office:value="6622965" table:style-name="ce53">
            <text:p>6.622.965</text:p>
          </table:table-cell>
          <table:table-cell office:value-type="percentage" office:value="0.94165745099104181" table:style-name="ce54">
            <text:p>94,2%</text:p>
          </table:table-cell>
          <table:table-cell office:value-type="float" office:value="6883548" table:style-name="ce53">
            <text:p>6.883.548</text:p>
          </table:table-cell>
          <table:table-cell office:value-type="percentage" office:value="0.87224751661136202" table:style-name="ce54">
            <text:p>87,2%</text:p>
          </table:table-cell>
          <table:table-cell office:value-type="float" office:value="4776836" table:style-name="ce53">
            <text:p>4.776.836</text:p>
          </table:table-cell>
          <table:table-cell office:value-type="percentage" office:value="0.76669775614835833" table:style-name="ce54">
            <text:p>76,7%</text:p>
          </table:table-cell>
          <table:table-cell office:value-type="float" office:value="3853430" table:style-name="ce53">
            <text:p>3.853.430</text:p>
          </table:table-cell>
          <table:table-cell office:value-type="percentage" office:value="0.77931457092932954" table:style-name="ce54">
            <text:p>77,9%</text:p>
          </table:table-cell>
          <table:table-cell office:value-type="float" office:value="3234452" table:style-name="ce53">
            <text:p>3.234.452</text:p>
          </table:table-cell>
          <table:table-cell office:value-type="percentage" office:value="0.83175962265917069" table:style-name="ce54">
            <text:p>83,2%</text:p>
          </table:table-cell>
          <table:table-cell office:value-type="float" office:value="37417377" table:style-name="ce53">
            <text:p>37.417.37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835542938008738" table:style-name="ce54">
            <text:p>88,8%</text:p>
          </table:table-cell>
          <table:table-cell office:value-type="percentage" office:value="0.78855110857468247" table:style-name="ce54">
            <text:p>78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0T13:26:06Z</dc:date>
  </office:meta>
</office:document-meta>
</file>